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Tahoma" svg:font-family="Tahoma"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Text_20_body">
      <style:text-properties officeooo:rsid="3f441780" officeooo:paragraph-rsid="3f441780"/>
    </style:style>
    <style:style style:name="P92" style:family="paragraph" style:parent-style-name="Text_20_body">
      <style:text-properties officeooo:rsid="3f45d7f0" officeooo:paragraph-rsid="3f45d7f0"/>
    </style:style>
    <style:style style:name="P93" style:family="paragraph" style:parent-style-name="Text_20_body">
      <style:text-properties officeooo:rsid="3f47a678" officeooo:paragraph-rsid="3f47a678"/>
    </style:style>
    <style:style style:name="P94" style:family="paragraph" style:parent-style-name="Text_20_body">
      <style:text-properties officeooo:rsid="3f4aa5df" officeooo:paragraph-rsid="3f4aa5df"/>
    </style:style>
    <style:style style:name="P95" style:family="paragraph" style:parent-style-name="Text_20_body">
      <style:text-properties officeooo:rsid="3f4b67b3" officeooo:paragraph-rsid="3f4b67b3"/>
    </style:style>
    <style:style style:name="P96" style:family="paragraph" style:parent-style-name="Text_20_body">
      <style:text-properties officeooo:rsid="3f4ce70a" officeooo:paragraph-rsid="3f4ce70a"/>
    </style:style>
    <style:style style:name="P97" style:family="paragraph" style:parent-style-name="Text_20_body">
      <style:text-properties officeooo:rsid="3f4d2bef" officeooo:paragraph-rsid="3f4d2bef"/>
    </style:style>
    <style:style style:name="P98" style:family="paragraph" style:parent-style-name="Text_20_body">
      <style:text-properties officeooo:rsid="3f4e9b45" officeooo:paragraph-rsid="3f4e9b45"/>
    </style:style>
    <style:style style:name="P99" style:family="paragraph" style:parent-style-name="Text_20_body">
      <style:text-properties fo:font-variant="normal" fo:text-transform="none" fo:color="#333333" style:font-name="CharisSILW" fo:font-size="6.44999980926514pt" fo:letter-spacing="normal" fo:font-style="normal" fo:font-weight="normal" officeooo:rsid="3f4e9b45" officeooo:paragraph-rsid="3f4e9b45"/>
    </style:style>
    <style:style style:name="P100" style:family="paragraph" style:parent-style-name="Text_20_body">
      <style:text-properties officeooo:paragraph-rsid="3f3950c3"/>
    </style:style>
    <style:style style:name="P101" style:family="paragraph" style:parent-style-name="Text_20_body">
      <style:text-properties officeooo:rsid="3f501687" officeooo:paragraph-rsid="3f501687"/>
    </style:style>
    <style:style style:name="P102" style:family="paragraph" style:parent-style-name="Text_20_body">
      <style:text-properties officeooo:rsid="3f533ce6" officeooo:paragraph-rsid="3f533ce6"/>
    </style:style>
    <style:style style:name="P103" style:family="paragraph" style:parent-style-name="Text_20_body">
      <style:text-properties officeooo:rsid="3f5512f4" officeooo:paragraph-rsid="3f5512f4"/>
    </style:style>
    <style:style style:name="P104" style:family="paragraph" style:parent-style-name="Text_20_body">
      <style:text-properties officeooo:rsid="3f56cff1" officeooo:paragraph-rsid="3f56cff1"/>
    </style:style>
    <style:style style:name="P105" style:family="paragraph" style:parent-style-name="Standard">
      <style:text-properties officeooo:rsid="3ee7141d" officeooo:paragraph-rsid="3ee7141d"/>
    </style:style>
    <style:style style:name="P106"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7"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8"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9" style:family="paragraph" style:parent-style-name="Text_20_body">
      <style:paragraph-properties fo:margin-top="0cm" fo:margin-bottom="0cm" loext:contextual-spacing="false"/>
      <style:text-properties fo:color="#000000" style:font-name="CharisSILW" loext:padding="0cm" loext:border="none"/>
    </style:style>
    <style:style style:name="P110" style:family="paragraph" style:parent-style-name="Text_20_body">
      <style:paragraph-properties fo:margin-left="1.251cm" fo:margin-right="0cm" fo:text-indent="0cm" style:auto-text-indent="false"/>
      <style:text-properties officeooo:paragraph-rsid="3f3655d2"/>
    </style:style>
    <style:style style:name="P111" style:family="paragraph" style:parent-style-name="Text_20_body">
      <style:paragraph-properties fo:margin-left="1.251cm" fo:margin-right="0cm" fo:text-indent="0cm" style:auto-text-indent="false"/>
      <style:text-properties officeooo:rsid="3f5512f4" officeooo:paragraph-rsid="3f5512f4"/>
    </style:style>
    <style:style style:name="P112"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13" style:family="paragraph" style:parent-style-name="List_20_Heading">
      <style:text-properties fo:language="cs" fo:country="CZ" officeooo:paragraph-rsid="3f3433df"/>
    </style:style>
    <style:style style:name="P114" style:family="paragraph" style:parent-style-name="List_20_Contents">
      <style:text-properties fo:language="cs" fo:country="CZ" officeooo:paragraph-rsid="3f3433df"/>
    </style:style>
    <style:style style:name="P115" style:family="paragraph" style:parent-style-name="List_20_Contents">
      <style:text-properties officeooo:paragraph-rsid="3f3433df"/>
    </style:style>
    <style:style style:name="P116"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17" style:family="paragraph" style:parent-style-name="Text_20_body">
      <style:paragraph-properties fo:margin-left="1.27cm" fo:margin-right="0cm" fo:text-indent="-0.635cm" style:auto-text-indent="false"/>
    </style:style>
    <style:style style:name="P118" style:family="paragraph" style:parent-style-name="Text_20_body">
      <style:paragraph-properties fo:margin-left="1.27cm" fo:margin-right="0cm" fo:text-align="justify" style:justify-single-word="false" fo:text-indent="-0.635cm" style:auto-text-indent="false"/>
    </style:style>
    <style:style style:name="P119" style:family="paragraph" style:parent-style-name="Example" style:list-style-name="L1">
      <style:text-properties fo:language="cs" fo:country="CZ" officeooo:rsid="3d947f21" officeooo:paragraph-rsid="3d947f21"/>
    </style:style>
    <style:style style:name="P120" style:family="paragraph" style:parent-style-name="Example" style:list-style-name="L1">
      <style:text-properties fo:language="cs" fo:country="CZ" officeooo:rsid="3c220128" officeooo:paragraph-rsid="3d9a3a47"/>
    </style:style>
    <style:style style:name="P121" style:family="paragraph" style:parent-style-name="Example" style:list-style-name="L1">
      <style:text-properties officeooo:rsid="27ea0ea6" officeooo:paragraph-rsid="3d9f166b"/>
    </style:style>
    <style:style style:name="P122" style:family="paragraph" style:parent-style-name="Heading_20_1">
      <style:text-properties officeooo:rsid="3f16467e" officeooo:paragraph-rsid="3f16467e"/>
    </style:style>
    <style:style style:name="P123"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124" style:family="paragraph" style:parent-style-name="Heading_20_2">
      <style:text-properties officeooo:rsid="3f3950c3" officeooo:paragraph-rsid="3f3950c3"/>
    </style:style>
    <style:style style:name="P125" style:family="paragraph" style:parent-style-name="Heading_20_2">
      <style:text-properties style:text-underline-style="solid" style:text-underline-width="auto" style:text-underline-color="font-color"/>
    </style:style>
    <style:style style:name="P126" style:family="paragraph" style:parent-style-name="Heading_20_2">
      <style:text-properties officeooo:paragraph-rsid="3f3433df"/>
    </style:style>
    <style:style style:name="P127" style:family="paragraph" style:parent-style-name="Heading_20_2">
      <style:text-properties officeooo:paragraph-rsid="3ecb6fdd"/>
    </style:style>
    <style:style style:name="P128" style:family="paragraph" style:parent-style-name="Heading_20_2">
      <style:text-properties officeooo:rsid="3f07feaf" officeooo:paragraph-rsid="3f07feaf"/>
    </style:style>
    <style:style style:name="P129" style:family="paragraph" style:parent-style-name="Heading_20_2">
      <style:text-properties officeooo:rsid="3f0b0376" officeooo:paragraph-rsid="3f0b0376"/>
    </style:style>
    <style:style style:name="P130"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131" style:family="paragraph" style:parent-style-name="Heading_20_3">
      <style:text-properties officeooo:paragraph-rsid="3f368aba" style:language-asian="zxx" style:country-asian="none" style:language-complex="zxx" style:country-complex="none"/>
    </style:style>
    <style:style style:name="P132" style:family="paragraph" style:parent-style-name="Heading_20_3">
      <style:text-properties officeooo:paragraph-rsid="3ecb6fdd"/>
    </style:style>
    <style:style style:name="P133" style:family="paragraph" style:parent-style-name="Heading_20_3">
      <style:text-properties officeooo:rsid="3eddc644" officeooo:paragraph-rsid="3eddc644"/>
    </style:style>
    <style:style style:name="P134" style:family="paragraph" style:parent-style-name="Heading_20_3">
      <style:text-properties fo:font-style="normal" officeooo:rsid="3f2f2a88" officeooo:paragraph-rsid="3f2f2a88" style:font-style-asian="normal" style:font-style-complex="normal"/>
    </style:style>
    <style:style style:name="P135"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136" style:family="paragraph" style:parent-style-name="Heading_20_4">
      <style:text-properties officeooo:paragraph-rsid="3f3655d2"/>
    </style:style>
    <style:style style:name="P137"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 style:font-size-asian="10.5pt" style:language-asian="zxx" style:country-asian="none" style:font-style-asian="normal" style:font-weight-asian="normal" style:font-name-complex="Tahoma" style:font-size-complex="12pt" style:language-complex="ar" style:country-complex="SA" style:font-style-complex="italic" style:font-weight-complex="bold"/>
    </style:style>
    <style:style style:name="P138"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139" style:family="paragraph" style:parent-style-name="Heading_20_5">
      <style:paragraph-properties fo:margin-left="0cm" fo:margin-right="0cm" fo:text-indent="0cm" style:auto-text-indent="false"/>
    </style:style>
    <style:style style:name="P140"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141" style:family="paragraph" style:parent-style-name="Heading_20_6">
      <style:paragraph-properties fo:margin-left="0cm" fo:margin-right="0cm" fo:text-indent="0cm" style:auto-text-indent="false"/>
    </style:style>
    <style:style style:name="P142" style:family="paragraph" style:parent-style-name="Standard" style:list-style-name="L12">
      <style:text-properties officeooo:rsid="3aa3bfb1"/>
    </style:style>
    <style:style style:name="P143" style:family="paragraph" style:parent-style-name="Text_20_body" style:master-page-name="Standard">
      <style:paragraph-properties style:page-number="auto"/>
      <style:text-properties officeooo:rsid="3f513d1f" officeooo:paragraph-rsid="3f513d1f"/>
    </style:style>
    <style:style style:name="P144" style:family="paragraph" style:parent-style-name="Text_20_body" style:list-style-name="L1">
      <style:text-properties officeooo:paragraph-rsid="3bed1a53"/>
    </style:style>
    <style:style style:name="P145" style:family="paragraph" style:parent-style-name="Text_20_body" style:list-style-name="L1">
      <style:text-properties officeooo:paragraph-rsid="3d9f166b"/>
    </style:style>
    <style:style style:name="P146" style:family="paragraph" style:parent-style-name="Text_20_body" style:list-style-name="L1">
      <style:text-properties officeooo:rsid="3c7d9eea" officeooo:paragraph-rsid="3c7d9eea"/>
    </style:style>
    <style:style style:name="P147" style:family="paragraph" style:parent-style-name="Text_20_body" style:list-style-name="L1">
      <style:text-properties fo:language="cs" fo:country="CZ" officeooo:rsid="3c7d9eea" officeooo:paragraph-rsid="3c7d9eea"/>
    </style:style>
    <style:style style:name="P148" style:family="paragraph" style:parent-style-name="Text_20_body" style:list-style-name="L1">
      <style:text-properties fo:language="cs" fo:country="CZ" officeooo:rsid="3d947f21" officeooo:paragraph-rsid="3d947f21"/>
    </style:style>
    <style:style style:name="P149" style:family="paragraph" style:parent-style-name="Text_20_body" style:list-style-name="L14">
      <style:text-properties fo:language="cs" fo:country="CZ" officeooo:rsid="3f04d66c" officeooo:paragraph-rsid="3f04d66c"/>
    </style:style>
    <style:style style:name="P150" style:family="paragraph" style:parent-style-name="Text_20_body" style:list-style-name="L15">
      <style:text-properties fo:language="cs" fo:country="CZ" officeooo:rsid="3ee23eb9" officeooo:paragraph-rsid="3ee23eb9" style:language-asian="cs" style:country-asian="CZ"/>
    </style:style>
    <style:style style:name="P151" style:family="paragraph" style:parent-style-name="Text_20_body" style:list-style-name="L20">
      <style:text-properties fo:language="cs" fo:country="CZ" officeooo:rsid="36ed2054" officeooo:paragraph-rsid="3eca56fb"/>
    </style:style>
    <style:style style:name="P152"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53"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54" style:family="paragraph" style:parent-style-name="Text_20_body" style:list-style-name="L14">
      <style:text-properties fo:language="cs" fo:country="CZ" officeooo:rsid="3ebe0368" officeooo:paragraph-rsid="3ebe0368"/>
    </style:style>
    <style:style style:name="P155" style:family="paragraph" style:parent-style-name="Text_20_body" style:list-style-name="L40">
      <style:text-properties fo:language="cs" fo:country="CZ" officeooo:rsid="3dd42e51" officeooo:paragraph-rsid="3ec94f31"/>
    </style:style>
    <style:style style:name="P156" style:family="paragraph" style:parent-style-name="Text_20_body" style:list-style-name="L41">
      <style:text-properties fo:language="cs" fo:country="CZ" officeooo:rsid="3dd26aad" officeooo:paragraph-rsid="3dd26aad"/>
    </style:style>
    <style:style style:name="P157" style:family="paragraph" style:parent-style-name="Text_20_body" style:list-style-name="L42">
      <style:text-properties fo:language="cs" fo:country="CZ" officeooo:rsid="2e68a41c" officeooo:paragraph-rsid="3ec94f31"/>
    </style:style>
    <style:style style:name="P158" style:family="paragraph" style:parent-style-name="Text_20_body" style:list-style-name="L1">
      <style:text-properties officeooo:rsid="3e73e580" officeooo:paragraph-rsid="3e73e580"/>
    </style:style>
    <style:style style:name="P159" style:family="paragraph" style:parent-style-name="Text_20_body" style:list-style-name="L1">
      <style:text-properties officeooo:rsid="339f8655" officeooo:paragraph-rsid="3ebe0368"/>
    </style:style>
    <style:style style:name="P160" style:family="paragraph" style:parent-style-name="Text_20_body" style:list-style-name="L12">
      <style:text-properties officeooo:rsid="339f8655" officeooo:paragraph-rsid="36feed1e"/>
    </style:style>
    <style:style style:name="P161" style:family="paragraph" style:parent-style-name="Text_20_body" style:list-style-name="L2">
      <style:text-properties officeooo:rsid="381ba151" officeooo:paragraph-rsid="381ba151"/>
    </style:style>
    <style:style style:name="P162" style:family="paragraph" style:parent-style-name="Text_20_body" style:list-style-name="L2">
      <style:text-properties officeooo:rsid="381bdf6f" officeooo:paragraph-rsid="381bdf6f"/>
    </style:style>
    <style:style style:name="P163" style:family="paragraph" style:parent-style-name="Text_20_body" style:list-style-name="L3">
      <style:text-properties officeooo:rsid="37385ef0" officeooo:paragraph-rsid="37385ef0"/>
    </style:style>
    <style:style style:name="P164" style:family="paragraph" style:parent-style-name="Text_20_body" style:list-style-name="L3">
      <style:text-properties officeooo:rsid="3ecb6fdd" officeooo:paragraph-rsid="3ecb6fdd"/>
    </style:style>
    <style:style style:name="P165" style:family="paragraph" style:parent-style-name="Text_20_body" style:list-style-name="L4">
      <style:text-properties officeooo:rsid="3f0b1019" officeooo:paragraph-rsid="3f0b1019"/>
    </style:style>
    <style:style style:name="P166" style:family="paragraph" style:parent-style-name="Text_20_body" style:list-style-name="L4">
      <style:text-properties officeooo:rsid="3f0b8380" officeooo:paragraph-rsid="3f0b8380"/>
    </style:style>
    <style:style style:name="P167" style:family="paragraph" style:parent-style-name="Text_20_body" style:list-style-name="L5">
      <style:text-properties officeooo:rsid="3ebfd5c0" officeooo:paragraph-rsid="3ebfd5c0"/>
    </style:style>
    <style:style style:name="P168" style:family="paragraph" style:parent-style-name="Text_20_body" style:list-style-name="L6">
      <style:text-properties officeooo:rsid="37054b75" officeooo:paragraph-rsid="3ec7d21d"/>
    </style:style>
    <style:style style:name="P169" style:family="paragraph" style:parent-style-name="Text_20_body" style:list-style-name="L6">
      <style:text-properties officeooo:rsid="3ec7d21d" officeooo:paragraph-rsid="3ec7d21d"/>
    </style:style>
    <style:style style:name="P170" style:family="paragraph" style:parent-style-name="Text_20_body" style:list-style-name="L7">
      <style:text-properties fo:font-style="normal" officeooo:rsid="0ee122e0" officeooo:paragraph-rsid="3f2f8d78" style:font-style-asian="normal" style:font-style-complex="normal"/>
    </style:style>
    <style:style style:name="P171" style:family="paragraph" style:parent-style-name="Text_20_body" style:list-style-name="L7">
      <style:text-properties fo:font-style="normal" officeooo:rsid="0f2cc164" officeooo:paragraph-rsid="3f2f8d78" style:font-style-asian="normal" style:font-style-complex="normal"/>
    </style:style>
    <style:style style:name="P172" style:family="paragraph" style:parent-style-name="Text_20_body" style:list-style-name="L9">
      <style:text-properties fo:font-style="normal" officeooo:rsid="0f2cc164" officeooo:paragraph-rsid="3f2f8d78" style:font-style-asian="normal" style:font-style-complex="normal"/>
    </style:style>
    <style:style style:name="P173" style:family="paragraph" style:parent-style-name="Text_20_body" style:list-style-name="L7">
      <style:text-properties fo:font-style="normal" officeooo:rsid="0f25d860" officeooo:paragraph-rsid="3f2f8d78" style:font-style-asian="normal" style:font-style-complex="normal"/>
    </style:style>
    <style:style style:name="P174" style:family="paragraph" style:parent-style-name="Text_20_body" style:list-style-name="L8">
      <style:text-properties fo:font-style="normal" officeooo:rsid="0ed9dc92" officeooo:paragraph-rsid="3f2f8d78" style:font-style-asian="normal" style:font-style-complex="normal"/>
    </style:style>
    <style:style style:name="P175" style:family="paragraph" style:parent-style-name="Text_20_body" style:list-style-name="L8">
      <style:text-properties fo:font-style="normal" officeooo:rsid="0f583031" officeooo:paragraph-rsid="3f2f8d78" style:font-style-asian="normal" style:font-style-complex="normal"/>
    </style:style>
    <style:style style:name="P176" style:family="paragraph" style:parent-style-name="Text_20_body" style:list-style-name="L11">
      <style:text-properties fo:font-style="normal" officeooo:rsid="0f583031" officeooo:paragraph-rsid="3f2f8d78" style:font-style-asian="normal" style:font-style-complex="normal"/>
    </style:style>
    <style:style style:name="P177" style:family="paragraph" style:parent-style-name="Text_20_body" style:list-style-name="L8">
      <style:text-properties fo:font-style="normal" officeooo:rsid="0ee88ab1" officeooo:paragraph-rsid="3f2f8d78" style:font-style-asian="normal" style:font-style-complex="normal"/>
    </style:style>
    <style:style style:name="P178" style:family="paragraph" style:parent-style-name="Text_20_body" style:list-style-name="L10">
      <style:text-properties fo:font-style="normal" officeooo:rsid="0ee88ab1" officeooo:paragraph-rsid="3f2f8d78" style:font-style-asian="normal" style:font-style-complex="normal"/>
    </style:style>
    <style:style style:name="P179" style:family="paragraph" style:parent-style-name="Text_20_body" style:list-style-name="L11">
      <style:text-properties fo:font-style="normal" officeooo:rsid="0ee88ab1" officeooo:paragraph-rsid="3f2f8d78" style:font-style-asian="normal" style:font-style-complex="normal"/>
    </style:style>
    <style:style style:name="P180" style:family="paragraph" style:parent-style-name="Text_20_body" style:list-style-name="L9">
      <style:text-properties fo:font-style="normal" officeooo:rsid="0edb61c7" officeooo:paragraph-rsid="3f2f8d78" style:font-style-asian="normal" style:font-style-complex="normal"/>
    </style:style>
    <style:style style:name="P181" style:family="paragraph" style:parent-style-name="Text_20_body" style:list-style-name="L11">
      <style:text-properties fo:font-style="normal" officeooo:rsid="0edb61c7" officeooo:paragraph-rsid="3f2f8d78" style:font-style-asian="normal" style:font-style-complex="normal"/>
    </style:style>
    <style:style style:name="P182" style:family="paragraph" style:parent-style-name="Text_20_body" style:list-style-name="L9">
      <style:text-properties fo:font-style="normal" officeooo:rsid="0f17f064" officeooo:paragraph-rsid="3f2f8d78" style:font-style-asian="normal" style:font-style-complex="normal"/>
    </style:style>
    <style:style style:name="P183" style:family="paragraph" style:parent-style-name="Text_20_body" style:list-style-name="L10">
      <style:text-properties fo:font-style="normal" officeooo:rsid="0edccf1b" officeooo:paragraph-rsid="3f2f8d78" style:font-style-asian="normal" style:font-style-complex="normal"/>
    </style:style>
    <style:style style:name="P184" style:family="paragraph" style:parent-style-name="Text_20_body" style:list-style-name="L10">
      <style:text-properties fo:font-style="normal" officeooo:rsid="0eea0e60" officeooo:paragraph-rsid="3f2f8d78" style:font-style-asian="normal" style:font-style-complex="normal"/>
    </style:style>
    <style:style style:name="P185" style:family="paragraph" style:parent-style-name="Text_20_body" style:list-style-name="L12">
      <style:text-properties fo:font-style="normal" officeooo:rsid="3a72d9d4" officeooo:paragraph-rsid="3a72d9d4" style:font-style-asian="normal" style:font-style-complex="normal"/>
    </style:style>
    <style:style style:name="P186" style:family="paragraph" style:parent-style-name="Text_20_body" style:list-style-name="L14">
      <style:text-properties fo:font-style="normal" officeooo:rsid="3a463fd8" officeooo:paragraph-rsid="3a463fd8" style:font-style-asian="normal" style:font-style-complex="normal"/>
    </style:style>
    <style:style style:name="P187" style:family="paragraph" style:parent-style-name="Text_20_body" style:list-style-name="L19">
      <style:text-properties fo:font-style="normal" officeooo:rsid="3a3e0abe" officeooo:paragraph-rsid="3a3e0abe" style:font-style-asian="normal" style:font-style-complex="normal"/>
    </style:style>
    <style:style style:name="P188" style:family="paragraph" style:parent-style-name="Text_20_body" style:list-style-name="L14">
      <style:text-properties fo:font-style="normal" officeooo:rsid="3a3e0abe" officeooo:paragraph-rsid="3a3e0abe" style:font-style-asian="normal" style:font-style-complex="normal"/>
    </style:style>
    <style:style style:name="P189" style:family="paragraph" style:parent-style-name="Text_20_body" style:list-style-name="L19">
      <style:text-properties fo:font-style="normal" officeooo:rsid="3a4591ca" officeooo:paragraph-rsid="3a4591ca" style:font-style-asian="normal" style:font-style-complex="normal"/>
    </style:style>
    <style:style style:name="P190" style:family="paragraph" style:parent-style-name="Text_20_body" style:list-style-name="L14">
      <style:text-properties fo:font-style="normal" officeooo:rsid="3a43af0f" officeooo:paragraph-rsid="3a43af0f" style:font-style-asian="normal" style:font-style-complex="normal"/>
    </style:style>
    <style:style style:name="P191" style:family="paragraph" style:parent-style-name="Text_20_body" style:list-style-name="L21">
      <style:text-properties fo:font-style="normal" officeooo:rsid="3f0ce7b6" officeooo:paragraph-rsid="3f0ce7b6" style:font-style-asian="normal" style:font-style-complex="normal"/>
    </style:style>
    <style:style style:name="P192" style:family="paragraph" style:parent-style-name="Text_20_body" style:list-style-name="L23">
      <style:text-properties fo:font-style="normal" officeooo:rsid="3b38dbf6" officeooo:paragraph-rsid="3ecb6fdd" style:font-style-asian="normal" style:font-style-complex="normal"/>
    </style:style>
    <style:style style:name="P193" style:family="paragraph" style:parent-style-name="Text_20_body" style:list-style-name="L14">
      <style:text-properties fo:font-style="normal" officeooo:rsid="33a90648" officeooo:paragraph-rsid="33a90648" style:font-style-asian="normal" style:font-style-complex="normal"/>
    </style:style>
    <style:style style:name="P194" style:family="paragraph" style:parent-style-name="Text_20_body" style:list-style-name="L14">
      <style:text-properties fo:font-style="normal" officeooo:rsid="33a8d05b" officeooo:paragraph-rsid="33a90648" style:font-style-asian="normal" style:font-style-complex="normal"/>
    </style:style>
    <style:style style:name="P195" style:family="paragraph" style:parent-style-name="Text_20_body" style:list-style-name="L14">
      <style:text-properties fo:font-style="normal" officeooo:rsid="3a589509" officeooo:paragraph-rsid="3a589509" style:font-style-asian="normal" style:font-style-complex="normal"/>
    </style:style>
    <style:style style:name="P196" style:family="paragraph" style:parent-style-name="Text_20_body" style:list-style-name="L12">
      <style:text-properties officeooo:rsid="3a4ce24a" officeooo:paragraph-rsid="3e8b078d"/>
    </style:style>
    <style:style style:name="P197" style:family="paragraph" style:parent-style-name="Text_20_body" style:list-style-name="L12">
      <style:text-properties officeooo:rsid="3ad3531a" officeooo:paragraph-rsid="3ad3531a"/>
    </style:style>
    <style:style style:name="P198" style:family="paragraph" style:parent-style-name="Text_20_body" style:list-style-name="L12">
      <style:text-properties officeooo:rsid="3aa3bfb1" officeooo:paragraph-rsid="36feed1e"/>
    </style:style>
    <style:style style:name="P199" style:family="paragraph" style:parent-style-name="Text_20_body" style:list-style-name="L13">
      <style:text-properties officeooo:rsid="3aa3bfb1" officeooo:paragraph-rsid="3aa3bfb1"/>
    </style:style>
    <style:style style:name="P200" style:family="paragraph" style:parent-style-name="Text_20_body" style:list-style-name="L12">
      <style:text-properties officeooo:rsid="39f13955" officeooo:paragraph-rsid="39f13955"/>
    </style:style>
    <style:style style:name="P201" style:family="paragraph" style:parent-style-name="Text_20_body" style:list-style-name="L12">
      <style:text-properties officeooo:rsid="3a72d9d4" officeooo:paragraph-rsid="3a72d9d4"/>
    </style:style>
    <style:style style:name="P202" style:family="paragraph" style:parent-style-name="Text_20_body" style:list-style-name="L12">
      <style:text-properties officeooo:rsid="37b016f0" officeooo:paragraph-rsid="37b016f0"/>
    </style:style>
    <style:style style:name="P203" style:family="paragraph" style:parent-style-name="Text_20_body" style:list-style-name="L12">
      <style:text-properties officeooo:rsid="339fccc0" officeooo:paragraph-rsid="36feed1e"/>
    </style:style>
    <style:style style:name="P204" style:family="paragraph" style:parent-style-name="Text_20_body" style:list-style-name="L12">
      <style:text-properties officeooo:rsid="3279e20a" officeooo:paragraph-rsid="36feed1e"/>
    </style:style>
    <style:style style:name="P205"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206"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207" style:family="paragraph" style:parent-style-name="Text_20_body" style:list-style-name="L14">
      <style:text-properties officeooo:rsid="3f04d66c" officeooo:paragraph-rsid="3f04d66c"/>
    </style:style>
    <style:style style:name="P208" style:family="paragraph" style:parent-style-name="Text_20_body" style:list-style-name="L14">
      <style:text-properties officeooo:rsid="2c9bc398" officeooo:paragraph-rsid="36fd79c9"/>
    </style:style>
    <style:style style:name="P209" style:family="paragraph" style:parent-style-name="Text_20_body" style:list-style-name="L14">
      <style:text-properties officeooo:rsid="33bbf52c" officeooo:paragraph-rsid="33bbf52c"/>
    </style:style>
    <style:style style:name="P210" style:family="paragraph" style:parent-style-name="Text_20_body" style:list-style-name="L14">
      <style:text-properties officeooo:rsid="33a80abc" officeooo:paragraph-rsid="33a80abc"/>
    </style:style>
    <style:style style:name="P211" style:family="paragraph" style:parent-style-name="Text_20_body" style:list-style-name="L14">
      <style:text-properties officeooo:rsid="36fca773" officeooo:paragraph-rsid="36fca773"/>
    </style:style>
    <style:style style:name="P212" style:family="paragraph" style:parent-style-name="Text_20_body" style:list-style-name="L16">
      <style:text-properties officeooo:rsid="3ea385fe" officeooo:paragraph-rsid="3ea385fe"/>
    </style:style>
    <style:style style:name="P213" style:family="paragraph" style:parent-style-name="Text_20_body" style:list-style-name="L17">
      <style:text-properties officeooo:paragraph-rsid="3c6be572"/>
    </style:style>
    <style:style style:name="P214" style:family="paragraph" style:parent-style-name="Text_20_body" style:list-style-name="L18">
      <style:text-properties officeooo:paragraph-rsid="3a3d2893"/>
    </style:style>
    <style:style style:name="P215" style:family="paragraph" style:parent-style-name="Text_20_body" style:list-style-name="L14">
      <style:text-properties fo:font-style="italic" officeooo:rsid="3a3e57aa" officeooo:paragraph-rsid="3a3e57aa" style:font-style-asian="italic" style:font-style-complex="italic"/>
    </style:style>
    <style:style style:name="P216" style:family="paragraph" style:parent-style-name="Text_20_body" style:list-style-name="L14">
      <style:text-properties officeooo:rsid="3a7bf547" officeooo:paragraph-rsid="3a7bf547"/>
    </style:style>
    <style:style style:name="P217" style:family="paragraph" style:parent-style-name="Text_20_body" style:list-style-name="L14">
      <style:text-properties officeooo:rsid="37061743" officeooo:paragraph-rsid="3ebf82fa"/>
    </style:style>
    <style:style style:name="P218" style:family="paragraph" style:parent-style-name="Text_20_body" style:list-style-name="L12">
      <style:text-properties officeooo:rsid="36e655ab" officeooo:paragraph-rsid="3ec17803"/>
    </style:style>
    <style:style style:name="P219" style:family="paragraph" style:parent-style-name="Text_20_body" style:list-style-name="L22">
      <style:text-properties officeooo:rsid="3f1043da" officeooo:paragraph-rsid="3f1043da"/>
    </style:style>
    <style:style style:name="P220" style:family="paragraph" style:parent-style-name="Text_20_body" style:list-style-name="L22">
      <style:text-properties officeooo:rsid="3f0f74f9" officeooo:paragraph-rsid="3f0f74f9"/>
    </style:style>
    <style:style style:name="P221" style:family="paragraph" style:parent-style-name="Text_20_body" style:list-style-name="L14">
      <style:text-properties officeooo:rsid="3ed78054" officeooo:paragraph-rsid="3ed78054"/>
    </style:style>
    <style:style style:name="P222" style:family="paragraph" style:parent-style-name="Text_20_body" style:list-style-name="L14">
      <style:text-properties officeooo:rsid="3ed8f1c6" officeooo:paragraph-rsid="3ed8f1c6"/>
    </style:style>
    <style:style style:name="P223" style:family="paragraph" style:parent-style-name="Text_20_body" style:list-style-name="L14">
      <style:text-properties officeooo:rsid="374ad17d" officeooo:paragraph-rsid="3ebe0368"/>
    </style:style>
    <style:style style:name="P224" style:family="paragraph" style:parent-style-name="Text_20_body" style:list-style-name="L14">
      <style:text-properties fo:language="en" fo:country="US" officeooo:rsid="37afcdf1" officeooo:paragraph-rsid="3ebe0368"/>
    </style:style>
    <style:style style:name="P225" style:family="paragraph" style:parent-style-name="Text_20_body" style:list-style-name="L14">
      <style:text-properties officeooo:rsid="3e9be86e" officeooo:paragraph-rsid="3e9be86e"/>
    </style:style>
    <style:style style:name="P226" style:family="paragraph" style:parent-style-name="Text_20_body" style:list-style-name="L14">
      <style:text-properties officeooo:rsid="3e9a9a4c" officeooo:paragraph-rsid="3e9a9a4c"/>
    </style:style>
    <style:style style:name="P227" style:family="paragraph" style:parent-style-name="Text_20_body" style:list-style-name="L14">
      <style:text-properties officeooo:rsid="3c78ce9e" officeooo:paragraph-rsid="3c78ce9e"/>
    </style:style>
    <style:style style:name="P228" style:family="paragraph" style:parent-style-name="Text_20_body" style:list-style-name="L14">
      <style:text-properties officeooo:rsid="3bff2c40" officeooo:paragraph-rsid="3bff2c40"/>
    </style:style>
    <style:style style:name="P229" style:family="paragraph" style:parent-style-name="Text_20_body" style:list-style-name="L14">
      <style:text-properties officeooo:rsid="3bff54f5" officeooo:paragraph-rsid="3bff54f5"/>
    </style:style>
    <style:style style:name="P230" style:family="paragraph" style:parent-style-name="Text_20_body" style:list-style-name="L14">
      <style:text-properties officeooo:rsid="3bc0c43a" officeooo:paragraph-rsid="3bc0c43a"/>
    </style:style>
    <style:style style:name="P231" style:family="paragraph" style:parent-style-name="Text_20_body" style:list-style-name="L14">
      <style:text-properties officeooo:rsid="3414ccfe" officeooo:paragraph-rsid="36e80b4f"/>
    </style:style>
    <style:style style:name="P232" style:family="paragraph" style:parent-style-name="Text_20_body" style:list-style-name="L12">
      <style:text-properties officeooo:rsid="3020b1f3" officeooo:paragraph-rsid="3ec7d21d"/>
    </style:style>
    <style:style style:name="P233" style:family="paragraph" style:parent-style-name="Text_20_body" style:list-style-name="L24">
      <style:text-properties officeooo:rsid="3ed1f66a" officeooo:paragraph-rsid="3ed1f66a"/>
    </style:style>
    <style:style style:name="P234" style:family="paragraph" style:parent-style-name="Text_20_body" style:list-style-name="L25">
      <style:text-properties officeooo:paragraph-rsid="3ebe0368"/>
    </style:style>
    <style:style style:name="P235" style:family="paragraph" style:parent-style-name="Text_20_body" style:list-style-name="L26">
      <style:text-properties officeooo:paragraph-rsid="3d69cd93"/>
    </style:style>
    <style:style style:name="P236" style:family="paragraph" style:parent-style-name="Text_20_body" style:list-style-name="L27">
      <style:text-properties officeooo:rsid="3b4eea96" officeooo:paragraph-rsid="3b4eea96"/>
    </style:style>
    <style:style style:name="P237" style:family="paragraph" style:parent-style-name="Text_20_body" style:list-style-name="L28">
      <style:text-properties officeooo:rsid="38ce9fdb" officeooo:paragraph-rsid="38ce9fdb"/>
    </style:style>
    <style:style style:name="P238" style:family="paragraph" style:parent-style-name="Text_20_body" style:list-style-name="L29">
      <style:text-properties officeooo:rsid="3915fa4e" officeooo:paragraph-rsid="3915fa4e"/>
    </style:style>
    <style:style style:name="P239" style:family="paragraph" style:parent-style-name="Text_20_body" style:list-style-name="L30">
      <style:text-properties officeooo:paragraph-rsid="3c546974"/>
    </style:style>
    <style:style style:name="P240" style:family="paragraph" style:parent-style-name="Text_20_body" style:list-style-name="L30">
      <style:text-properties officeooo:rsid="3c546974" officeooo:paragraph-rsid="3c546974"/>
    </style:style>
    <style:style style:name="P241" style:family="paragraph" style:parent-style-name="Text_20_body" style:list-style-name="L31">
      <style:text-properties officeooo:rsid="3697c503" officeooo:paragraph-rsid="3697c503"/>
    </style:style>
    <style:style style:name="P242" style:family="paragraph" style:parent-style-name="Text_20_body" style:list-style-name="L32">
      <style:text-properties officeooo:rsid="3f2a714e" officeooo:paragraph-rsid="3f2a714e"/>
    </style:style>
    <style:style style:name="P243" style:family="paragraph" style:parent-style-name="Text_20_body" style:list-style-name="L32">
      <style:text-properties officeooo:rsid="3f2c13c1" officeooo:paragraph-rsid="3f2c13c1"/>
    </style:style>
    <style:style style:name="P244" style:family="paragraph" style:parent-style-name="Text_20_body" style:list-style-name="L33">
      <style:text-properties officeooo:rsid="3c605881" officeooo:paragraph-rsid="3c605881"/>
    </style:style>
    <style:style style:name="P245" style:family="paragraph" style:parent-style-name="Text_20_body" style:list-style-name="L34">
      <style:text-properties officeooo:rsid="37189b7a" officeooo:paragraph-rsid="3a6a5233"/>
    </style:style>
    <style:style style:name="P246" style:family="paragraph" style:parent-style-name="Text_20_body" style:list-style-name="L35">
      <style:text-properties officeooo:rsid="3309b033" officeooo:paragraph-rsid="3a6a5233"/>
    </style:style>
    <style:style style:name="P247" style:family="paragraph" style:parent-style-name="Text_20_body" style:list-style-name="L35">
      <style:text-properties officeooo:rsid="35e3f9d0" officeooo:paragraph-rsid="3a6a5233"/>
    </style:style>
    <style:style style:name="P248" style:family="paragraph" style:parent-style-name="Text_20_body" style:list-style-name="L35">
      <style:text-properties officeooo:rsid="3a73822d" officeooo:paragraph-rsid="3a73822d"/>
    </style:style>
    <style:style style:name="P249" style:family="paragraph" style:parent-style-name="Text_20_body" style:list-style-name="L35">
      <style:text-properties officeooo:rsid="3ee845d3" officeooo:paragraph-rsid="3ee845d3"/>
    </style:style>
    <style:style style:name="P250" style:family="paragraph" style:parent-style-name="Text_20_body" style:list-style-name="L35">
      <style:text-properties officeooo:rsid="3eea5748" officeooo:paragraph-rsid="3eea5748"/>
    </style:style>
    <style:style style:name="P251" style:family="paragraph" style:parent-style-name="Text_20_body" style:list-style-name="L35">
      <style:text-properties officeooo:rsid="3eec3378" officeooo:paragraph-rsid="3eec3378"/>
    </style:style>
    <style:style style:name="P252" style:family="paragraph" style:parent-style-name="Text_20_body" style:list-style-name="L35">
      <style:text-properties officeooo:rsid="3eeca9c5" officeooo:paragraph-rsid="3eeca9c5"/>
    </style:style>
    <style:style style:name="P253" style:family="paragraph" style:parent-style-name="Text_20_body" style:list-style-name="L34">
      <style:text-properties officeooo:rsid="3a68a159" officeooo:paragraph-rsid="3a68a159"/>
    </style:style>
    <style:style style:name="P254" style:family="paragraph" style:parent-style-name="Text_20_body" style:list-style-name="L34">
      <style:text-properties officeooo:rsid="3ec68062" officeooo:paragraph-rsid="3ec68062"/>
    </style:style>
    <style:style style:name="P255" style:family="paragraph" style:parent-style-name="Text_20_body" style:list-style-name="L34">
      <style:text-properties officeooo:rsid="3a68eecf" officeooo:paragraph-rsid="3a68eecf"/>
    </style:style>
    <style:style style:name="P256" style:family="paragraph" style:parent-style-name="Text_20_body" style:list-style-name="L34">
      <style:text-properties officeooo:rsid="3a53735e" officeooo:paragraph-rsid="3a53735e"/>
    </style:style>
    <style:style style:name="P257" style:family="paragraph" style:parent-style-name="Text_20_body" style:list-style-name="L36">
      <style:text-properties officeooo:rsid="3a735f4d" officeooo:paragraph-rsid="3a735f4d"/>
    </style:style>
    <style:style style:name="P258" style:family="paragraph" style:parent-style-name="Text_20_body" style:list-style-name="L38">
      <style:text-properties officeooo:rsid="3a735f4d" officeooo:paragraph-rsid="3a735f4d"/>
    </style:style>
    <style:style style:name="P259" style:family="paragraph" style:parent-style-name="Text_20_body" style:list-style-name="L39">
      <style:text-properties officeooo:rsid="3a735f4d" officeooo:paragraph-rsid="3a735f4d"/>
    </style:style>
    <style:style style:name="P260" style:family="paragraph" style:parent-style-name="Text_20_body" style:list-style-name="L37">
      <style:text-properties officeooo:rsid="3f4d2bef" officeooo:paragraph-rsid="3f4d2bef"/>
    </style:style>
    <style:style style:name="P261" style:family="paragraph" style:parent-style-name="Text_20_body" style:list-style-name="L38">
      <style:text-properties officeooo:rsid="3f10855d" officeooo:paragraph-rsid="3f10855d"/>
    </style:style>
    <style:style style:name="P262" style:family="paragraph" style:parent-style-name="Text_20_body" style:list-style-name="L39">
      <style:text-properties officeooo:rsid="3a747284" officeooo:paragraph-rsid="3a747284"/>
    </style:style>
    <style:style style:name="P263" style:family="paragraph" style:parent-style-name="Text_20_body" style:list-style-name="L39">
      <style:text-properties officeooo:rsid="3a796459" officeooo:paragraph-rsid="3a796459"/>
    </style:style>
    <style:style style:name="P264" style:family="paragraph" style:parent-style-name="Text_20_body" style:list-style-name="L39">
      <style:text-properties officeooo:rsid="3ed01efb" officeooo:paragraph-rsid="3ed01efb"/>
    </style:style>
    <style:style style:name="P265" style:family="paragraph" style:parent-style-name="Text_20_body" style:list-style-name="L40">
      <style:text-properties officeooo:rsid="3dd4a44e" officeooo:paragraph-rsid="3ec94f31"/>
    </style:style>
    <style:style style:name="P266" style:family="paragraph" style:parent-style-name="Text_20_body">
      <style:text-properties officeooo:rsid="3f56d6c8" officeooo:paragraph-rsid="3f56d6c8"/>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italic" officeooo:rsid="438a9eb5"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3a405660" style:font-style-asian="normal" style:font-style-complex="normal"/>
    </style:style>
    <style:style style:name="T21" style:family="text">
      <style:text-properties fo:font-style="normal" officeooo:rsid="3a424cc0" style:font-style-asian="normal" style:font-style-complex="normal"/>
    </style:style>
    <style:style style:name="T22" style:family="text">
      <style:text-properties fo:font-style="normal" officeooo:rsid="3a43a215" style:font-style-asian="normal" style:font-style-complex="normal"/>
    </style:style>
    <style:style style:name="T23" style:family="text">
      <style:text-properties fo:font-style="normal" officeooo:rsid="3eca56fb" style:font-style-asian="normal" style:font-style-complex="normal"/>
    </style:style>
    <style:style style:name="T24" style:family="text">
      <style:text-properties fo:font-style="normal" officeooo:rsid="3a3d2893" style:font-style-asian="normal" style:font-style-complex="normal"/>
    </style:style>
    <style:style style:name="T25" style:family="text">
      <style:text-properties fo:font-style="normal" officeooo:rsid="3a41bb48" style:font-style-asian="normal" style:font-style-complex="normal"/>
    </style:style>
    <style:style style:name="T26" style:family="text">
      <style:text-properties fo:font-style="normal" fo:background-color="transparent" loext:char-shading-value="0" style:font-style-asian="normal" style:font-style-complex="normal"/>
    </style:style>
    <style:style style:name="T27" style:family="text">
      <style:text-properties fo:font-style="normal" officeooo:rsid="3ef61aaa" fo:background-color="transparent" loext:char-shading-value="0" style:font-style-asian="normal" style:font-style-complex="normal"/>
    </style:style>
    <style:style style:name="T28" style:family="text">
      <style:text-properties fo:font-style="normal" officeooo:rsid="0f583031" fo:background-color="transparent" loext:char-shading-value="0" style:font-style-asian="normal" style:font-style-complex="normal"/>
    </style:style>
    <style:style style:name="T29" style:family="text">
      <style:text-properties fo:font-style="normal" officeooo:rsid="27e08a27" style:language-asian="cs" style:country-asian="CZ" style:font-style-asian="normal" style:font-style-complex="normal"/>
    </style:style>
    <style:style style:name="T30" style:family="text">
      <style:text-properties fo:font-style="normal" officeooo:rsid="3d9c2686" style:language-asian="cs" style:country-asian="CZ" style:font-style-asian="normal" style:font-style-complex="normal"/>
    </style:style>
    <style:style style:name="T31" style:family="text">
      <style:text-properties fo:language="en" fo:country="US" officeooo:rsid="3605a9e1"/>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officeooo:rsid="3c546974"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3ebe0368" style:font-weight-asian="normal" style:font-weight-complex="normal"/>
    </style:style>
    <style:style style:name="T37" style:family="text">
      <style:text-properties fo:color="#6482ff" officeooo:rsid="1a1cdfe0" style:language-asian="cs" style:country-asian="CZ"/>
    </style:style>
    <style:style style:name="T38" style:family="text">
      <style:text-properties officeooo:rsid="2e68a41c"/>
    </style:style>
    <style:style style:name="T39" style:family="text">
      <style:text-properties officeooo:rsid="3022a04c"/>
    </style:style>
    <style:style style:name="T40" style:family="text">
      <style:text-properties officeooo:rsid="3309d2f0"/>
    </style:style>
    <style:style style:name="T41" style:family="text">
      <style:text-properties officeooo:rsid="33a8d05b"/>
    </style:style>
    <style:style style:name="T42" style:family="text">
      <style:text-properties officeooo:rsid="33aaf01c"/>
    </style:style>
    <style:style style:name="T43" style:family="text">
      <style:text-properties officeooo:rsid="34f4f7b4"/>
    </style:style>
    <style:style style:name="T44" style:family="text">
      <style:text-properties officeooo:rsid="35e24b1f"/>
    </style:style>
    <style:style style:name="T45" style:family="text">
      <style:text-properties officeooo:rsid="35e37636"/>
    </style:style>
    <style:style style:name="T46" style:family="text">
      <style:text-properties officeooo:rsid="35e57e9c"/>
    </style:style>
    <style:style style:name="T47" style:family="text">
      <style:text-properties fo:font-variant="normal" fo:text-transform="none" fo:color="#000000" style:font-name="Verdana" fo:font-size="7.19999980926514pt" fo:letter-spacing="normal" fo:font-style="normal" fo:font-weight="normal"/>
    </style:style>
    <style:style style:name="T48" style:family="text">
      <style:text-properties fo:font-variant="normal" fo:text-transform="none" fo:color="#000000" style:font-name="Verdana" fo:font-size="7.19999980926514pt" fo:letter-spacing="normal" fo:font-style="normal" fo:font-weight="normal" officeooo:rsid="36ffdfcb"/>
    </style:style>
    <style:style style:name="T49" style:family="text">
      <style:text-properties fo:font-variant="normal" fo:text-transform="none" fo:color="#000000" style:font-name="Verdana" fo:font-size="5.15000009536743pt" fo:letter-spacing="normal" fo:font-style="normal" fo:font-weight="normal" officeooo:rsid="3c6be572"/>
    </style:style>
    <style:style style:name="T50" style:family="text">
      <style:text-properties fo:font-variant="normal" fo:text-transform="none" fo:color="#000000" style:font-name="CharisSILW" fo:font-size="6.44999980926514pt" fo:letter-spacing="normal" fo:font-style="normal" fo:font-weight="normal"/>
    </style:style>
    <style:style style:name="T51" style:family="text">
      <style:text-properties fo:font-variant="normal" fo:text-transform="none" fo:color="#333333" style:font-name="CharisSILW" fo:font-size="9pt" fo:letter-spacing="normal" fo:font-style="normal" fo:font-weight="normal"/>
    </style:style>
    <style:style style:name="T52" style:family="text">
      <style:text-properties fo:font-variant="normal" fo:text-transform="none" fo:color="#333333" style:font-name="CharisSILW" fo:font-size="9pt" fo:letter-spacing="normal" fo:font-style="normal" fo:font-weight="normal" officeooo:rsid="3d69cd93"/>
    </style:style>
    <style:style style:name="T53" style:family="text">
      <style:text-properties fo:font-variant="normal" fo:text-transform="none" fo:color="#333333" style:font-name="CharisSILW" fo:font-size="9pt" fo:letter-spacing="normal" fo:font-style="normal" fo:font-weight="normal" officeooo:rsid="3f28f494"/>
    </style:style>
    <style:style style:name="T54" style:family="text">
      <style:text-properties fo:font-variant="normal" fo:text-transform="none" fo:color="#333333" style:font-name="CharisSILW" fo:font-size="9pt" fo:letter-spacing="normal" fo:font-style="normal" fo:font-weight="normal" officeooo:rsid="3f2a414f"/>
    </style:style>
    <style:style style:name="T55" style:family="text">
      <style:text-properties fo:font-variant="normal" fo:text-transform="none" fo:color="#333333" style:font-name="CharisSILW" fo:font-size="6.44999980926514pt" fo:letter-spacing="normal" fo:font-style="normal" fo:font-weight="normal"/>
    </style:style>
    <style:style style:name="T56" style:family="text">
      <style:text-properties fo:font-variant="normal" fo:text-transform="none" fo:color="#333333" fo:letter-spacing="normal"/>
    </style:style>
    <style:style style:name="T57" style:family="text">
      <style:text-properties fo:font-variant="normal" fo:text-transform="none" fo:color="#333333" fo:letter-spacing="normal" officeooo:rsid="3f28f494"/>
    </style:style>
    <style:style style:name="T58" style:family="text">
      <style:text-properties fo:font-variant="normal" fo:text-transform="none" style:font-name="Symbol1"/>
    </style:style>
    <style:style style:name="T59" style:family="text">
      <style:text-properties fo:font-variant="normal" fo:text-transform="none" style:font-name="Symbol1" fo:font-size="9pt"/>
    </style:style>
    <style:style style:name="T60" style:family="text">
      <style:text-properties fo:font-variant="normal" fo:text-transform="none" style:font-name="CharisSILW" fo:font-size="6.44999980926514pt" fo:letter-spacing="normal" fo:font-style="normal" fo:font-weight="normal"/>
    </style:style>
    <style:style style:name="T61" style:family="text">
      <style:text-properties officeooo:rsid="3602e46a"/>
    </style:style>
    <style:style style:name="T62" style:family="text">
      <style:text-properties officeooo:rsid="36ed2054"/>
    </style:style>
    <style:style style:name="T63" style:family="text">
      <style:text-properties officeooo:rsid="37070849"/>
    </style:style>
    <style:style style:name="T64" style:family="text">
      <style:text-properties officeooo:rsid="3728c3b1"/>
    </style:style>
    <style:style style:name="T65" style:family="text">
      <style:text-properties officeooo:rsid="37b016f0"/>
    </style:style>
    <style:style style:name="T66" style:family="text">
      <style:text-properties officeooo:rsid="39bb9bcd"/>
    </style:style>
    <style:style style:name="T67" style:family="text">
      <style:text-properties officeooo:rsid="3a4ed03c"/>
    </style:style>
    <style:style style:name="T68" style:family="text">
      <style:text-properties officeooo:rsid="3a66eab9"/>
    </style:style>
    <style:style style:name="T69" style:family="text">
      <style:text-properties officeooo:rsid="3a68eecf"/>
    </style:style>
    <style:style style:name="T70" style:family="text">
      <style:text-properties officeooo:rsid="3a747284"/>
    </style:style>
    <style:style style:name="T71" style:family="text">
      <style:text-properties officeooo:rsid="3a796459"/>
    </style:style>
    <style:style style:name="T72" style:family="text">
      <style:text-properties officeooo:rsid="3ab46809"/>
    </style:style>
    <style:style style:name="T73" style:family="text">
      <style:text-properties fo:color="#000000" style:font-name="CharisSILW" fo:font-size="6.44999980926514pt" fo:letter-spacing="normal" fo:font-style="italic" fo:font-weight="normal"/>
    </style:style>
    <style:style style:name="T74" style:family="text">
      <style:text-properties officeooo:rsid="22404075" style:language-asian="cs" style:country-asian="CZ"/>
    </style:style>
    <style:style style:name="T75" style:family="text">
      <style:text-properties officeooo:rsid="228a0369" style:language-asian="cs" style:country-asian="CZ"/>
    </style:style>
    <style:style style:name="T76" style:family="text">
      <style:text-properties officeooo:rsid="3d9377ea"/>
    </style:style>
    <style:style style:name="T77" style:family="text">
      <style:text-properties fo:color="#faa61a" officeooo:rsid="3d9377ea"/>
    </style:style>
    <style:style style:name="T78" style:family="text">
      <style:text-properties officeooo:rsid="3e734d5b"/>
    </style:style>
    <style:style style:name="T79" style:family="text">
      <style:text-properties officeooo:rsid="27ea0ea6"/>
    </style:style>
    <style:style style:name="T80" style:family="text">
      <style:text-properties officeooo:rsid="3e9b09e9"/>
    </style:style>
    <style:style style:name="T81" style:family="text">
      <style:text-properties officeooo:rsid="3ebe0368"/>
    </style:style>
    <style:style style:name="T82" style:family="text">
      <style:text-properties officeooo:rsid="3d69cd93"/>
    </style:style>
    <style:style style:name="T83" style:family="text">
      <style:text-properties officeooo:rsid="3c546974"/>
    </style:style>
    <style:style style:name="T84" style:family="text">
      <style:text-properties officeooo:rsid="3ec2de4d"/>
    </style:style>
    <style:style style:name="T85" style:family="text">
      <style:text-properties officeooo:rsid="3ec7d21d"/>
    </style:style>
    <style:style style:name="T86" style:family="text">
      <style:text-properties officeooo:rsid="3ecab493"/>
    </style:style>
    <style:style style:name="T87" style:family="text">
      <style:text-properties officeooo:rsid="3ecb6fdd"/>
    </style:style>
    <style:style style:name="T88" style:family="text">
      <style:text-properties officeooo:rsid="3c6be572"/>
    </style:style>
    <style:style style:name="T89" style:family="text">
      <style:text-properties officeooo:rsid="3ed12f39"/>
    </style:style>
    <style:style style:name="T90" style:family="text">
      <style:text-properties officeooo:rsid="3ed8f1c6"/>
    </style:style>
    <style:style style:name="T91" style:family="text">
      <style:text-properties officeooo:rsid="3ede8399"/>
    </style:style>
    <style:style style:name="T92" style:family="text">
      <style:text-properties officeooo:rsid="3eea2106"/>
    </style:style>
    <style:style style:name="T93" style:family="text">
      <style:text-properties officeooo:rsid="3f09fa12"/>
    </style:style>
    <style:style style:name="T94" style:family="text">
      <style:text-properties officeooo:rsid="3f1500af"/>
    </style:style>
    <style:style style:name="T95" style:family="text">
      <style:text-properties officeooo:rsid="3f1a0ed7"/>
    </style:style>
    <style:style style:name="T96" style:family="text">
      <style:text-properties officeooo:rsid="3f1e9860"/>
    </style:style>
    <style:style style:name="T97" style:family="text">
      <style:text-properties officeooo:rsid="3f23f2ca"/>
    </style:style>
    <style:style style:name="T98" style:family="text">
      <style:text-properties officeooo:rsid="3f283fcc"/>
    </style:style>
    <style:style style:name="T99" style:family="text">
      <style:text-properties officeooo:rsid="3f28e62b"/>
    </style:style>
    <style:style style:name="T100" style:family="text">
      <style:text-properties fo:color="#333333" style:font-name="CharisSILW" fo:font-size="9pt" fo:letter-spacing="normal" fo:font-style="italic" fo:font-weight="normal"/>
    </style:style>
    <style:style style:name="T101" style:family="text">
      <style:text-properties fo:color="#333333" style:font-name="CharisSILW" fo:font-size="6.44999980926514pt" fo:letter-spacing="normal" fo:font-style="italic" fo:font-weight="normal"/>
    </style:style>
    <style:style style:name="T102" style:family="text">
      <style:text-properties officeooo:rsid="3f2a714e"/>
    </style:style>
    <style:style style:name="T103" style:family="text">
      <style:text-properties officeooo:rsid="3f2d647c"/>
    </style:style>
    <style:style style:name="T104" style:family="text">
      <style:text-properties officeooo:rsid="0f231a5b"/>
    </style:style>
    <style:style style:name="T105" style:family="text">
      <style:text-properties officeooo:rsid="0f52b778"/>
    </style:style>
    <style:style style:name="T106" style:family="text">
      <style:text-properties officeooo:rsid="0f544b72"/>
    </style:style>
    <style:style style:name="T107" style:family="text">
      <style:text-properties officeooo:rsid="0ee88ab1"/>
    </style:style>
    <style:style style:name="T108" style:family="text">
      <style:text-properties officeooo:rsid="0edb61c7"/>
    </style:style>
    <style:style style:name="T109" style:family="text">
      <style:text-properties officeooo:rsid="0f75ed91"/>
    </style:style>
    <style:style style:name="T110" style:family="text">
      <style:text-properties officeooo:rsid="0f204f14"/>
    </style:style>
    <style:style style:name="T111" style:family="text">
      <style:text-properties officeooo:rsid="0f26248b"/>
    </style:style>
    <style:style style:name="T112" style:family="text">
      <style:text-properties officeooo:rsid="0f20af76"/>
    </style:style>
    <style:style style:name="T113" style:family="text">
      <style:text-properties officeooo:rsid="0f219034"/>
    </style:style>
    <style:style style:name="T114" style:family="text">
      <style:text-properties officeooo:rsid="0eebd78e"/>
    </style:style>
    <style:style style:name="T115" style:family="text">
      <style:text-properties officeooo:rsid="0f22e081"/>
    </style:style>
    <style:style style:name="T116" style:family="text">
      <style:text-properties officeooo:rsid="3f30fe63"/>
    </style:style>
    <style:style style:name="T117" style:family="text">
      <style:text-properties style:font-name="Symbol1"/>
    </style:style>
    <style:style style:name="T118" style:family="text">
      <style:text-properties style:font-name="Symbol1" fo:font-size="9pt"/>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bold"/>
    </style:style>
    <style:style style:name="T121" style:family="text">
      <style:text-properties officeooo:rsid="3f3e36f3"/>
    </style:style>
    <style:style style:name="T122" style:family="text">
      <style:text-properties officeooo:rsid="3f42fd19"/>
    </style:style>
    <style:style style:name="T123" style:family="text">
      <style:text-properties officeooo:rsid="3f48e564"/>
    </style:style>
    <style:style style:name="T124" style:family="text">
      <style:text-properties officeooo:rsid="3f4e32a8"/>
    </style:style>
    <style:style style:name="T125" style:family="text">
      <style:text-properties officeooo:rsid="3f4eadc3"/>
    </style:style>
    <style:style style:name="T126" style:family="text">
      <style:text-properties officeooo:rsid="438a9eb5"/>
    </style:style>
    <style:style style:name="T127" style:family="text">
      <style:text-properties style:use-window-font-color="true" style:font-name="Georgia" fo:font-size="10pt" fo:letter-spacing="0.004cm" fo:language="cs" fo:country="CZ" fo:font-style="normal" officeooo:rsid="438a9e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495b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officeooo:rsid="3f56f5db"/>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Možná přejmenovat Přetvářku a převleky na Nenápadnost, přetvářka a převleky).</text:p>
      <text:h text:style-name="P124" text:outline-level="2">The plan:</text:h>
      <text:p text:style-name="P100">1) Přepsat levelování</text:p>
      <text:p text:style-name="P100">2) Dotáhnout cenu pokladů (kapitolu loot asi zatím nepřepisovat)</text:p>
      <text:p text:style-name="P100">3) Magic items brainstorm</text:p>
      <text:p text:style-name="P100">4) Zamyslet se znova nad cenou za levelup, revidovat kapitolu Loot (doplnit do ní příklad konkrétního rozpočtu)</text:p>
      <text:p text:style-name="P101">5) Upgrady živobytí (dlouhodobé živobytí)</text:p>
      <text:h text:style-name="P124" text:outline-level="2">Vytahování inspirace ze starších textů:</text:h>
      <text:p text:style-name="P81">+Up to c:\Dakara\RPG\Dakara_DungeonCrawl_0.6.206.17.doc </text:p>
      <text:h text:style-name="Heading_20_1" text:outline-level="1">Formátování</text:h>
      <text:list xml:id="list3013705697" text:style-name="L1">
        <text:list-item>
          <text:p text:style-name="P144"><text:span text:style-name="T5">T</text:span><text:span text:style-name="T6">ODO: V textu kurzívou (což je typicky přímá řeč za postavu) nezvýrazňovat kouzla a předměty.</text:span></text:p>
        </text:list-item>
        <text:list-item>
          <text:p text:style-name="P146"><text:span text:style-name="T6">T</text:span><text:span text:style-name="T1">ODO: Udělat character styl pro zranění bleskem (a ohněm, atd.).</text:span></text:p>
        </text:list-item>
        <text:list-item>
          <text:p text:style-name="P147">TODO: Udělat character styl pro Osobu.</text:p>
        </text:list-item>
        <text:list-item>
          <text:p text:style-name="P148">Styly pro barvy zranění:</text:p>
          <text:list>
            <text:list-item>
              <text:p text:style-name="P119"><text:span text:style-name="T77">duševní</text:span><text:span text:style-name="T76"> zranění</text:span></text:p>
            </text:list-item>
            <text:list-item>
              <text:p text:style-name="P120"><text:span text:style-name="T30">z</text:span><text:span text:style-name="T29">ranění</text:span><text:span text:style-name="T74"> </text:span><text:span text:style-name="T75">4</text:span><text:span text:style-name="T74">kz </text:span><text:span text:style-name="T37">bleskem</text:span></text:p>
            </text:list-item>
            <text:list-item>
              <text:p text:style-name="P121">zranění bodem</text:p>
            </text:list-item>
          </text:list>
        </text:list-item>
        <text:list-item>
          <text:p text:style-name="P145"><text:span text:style-name="T79">TODO: Prokliky (cross-reference) na kouzla a schopnosti (</text:span><text:span text:style-name="T14">neviditelnost</text:span><text:span text:style-name="T78">)</text:span></text:p>
          <text:list>
            <text:list-item>
              <text:p text:style-name="P158">Problém: Budou asi s velkým písmenem...</text:p>
            </text:list-item>
          </text:list>
        </text:list-item>
        <text:list-item>
          <text:p text:style-name="P159">Opravit uvozovky</text:p>
        </text:list-item>
        <text:list-item>
          <text:p text:style-name="P159">Vysvělit, že italikou mluví hráči za postavu a normálním písmem za hráče.<text:line-break/>/<text:span text:style-name="T42">* Někde vysvětlit, co v příkladech znamená přímá řeč v kurzívě (asi do kapitoly, kde se mluví o hraní v roli a mimo ni). */</text:span></text:p>
          <text:list>
            <text:list-item>
              <text:p text:style-name="P159">Všude zkontrolovat, že to tak opravdu je.</text:p>
            </text:list-item>
          </text:list>
        </text:list-item>
      </text:list>
      <text:h text:style-name="P122"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5">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266">TODO: Z popisu blesků vyhodit matoucí větu, že vždycky zasáhnou, ale ne vždy zraní.</text:p>
      <text:p text:style-name="P266">TODO: Zvážit <text:span text:style-name="T33">Znalosti povolání</text:span>. Možná je to zbytečný explicitně zmiňovat (dovednosti to vcelku pokrývají). <text:span text:style-name="T129">Rozhodně to není něco, co by hráč musel řešit při tvorbě postavy.</text:span></text:p>
      <text:p text:style-name="P104">TODO: Rozdělování živobytí na sólo a skupinové je asi zbytečná komplikace.</text:p>
      <text:p text:style-name="P103">TODO: Dát do kapitoly Povolání seznamy doporučené výbavy</text:p>
      <text:p text:style-name="P111"><text:span text:style-name="T126">Pokud jsi alchymista, nezapomeň si </text:span><text:span text:style-name="T127">p</text:span><text:span text:style-name="T128">ořídit</text:span><text:span text:style-name="T126"> </text:span><text:span text:style-name="T18">alchymistickou aparaturu</text:span><text:span text:style-name="T126"> (stojí 10 zl) a nějaké suroviny (stojí 1 zl za 1 mag, vhodných je alespoň 10 magů).</text:span></text:p>
      <text:p text:style-name="P102">TODO: Zlobr neumí regenerovat zranění ohněm a žíravinou</text:p>
      <text:p text:style-name="P98">TODO: Sčítání kouzelných efektů – působí vždy jen ten nejsilnější.</text:p>
      <text:p text:style-name="P98"><text:span text:style-name="T55">Když bych měl na sobě </text:span><text:span text:style-name="Emphasis"><text:span text:style-name="T101">ohnivzdornou zbroj</text:span></text:span><text:span text:style-name="T55">, která snižuje zranění </text:span><text:span text:style-name="T60">ohněm</text:span><text:span text:style-name="T56"> </text:span><text:span text:style-name="T55">o 1, a vypil </text:span><text:span text:style-name="Emphasis"><text:span text:style-name="T101">lektvar chladných vod</text:span></text:span><text:span text:style-name="T55">, který snižuje zranění </text:span><text:span text:style-name="T60">ohněm</text:span><text:span text:style-name="T56"> </text:span><text:span text:style-name="T55">o 2, tak si budu zranění </text:span><text:span text:style-name="T60">ohněm</text:span><text:span text:style-name="T56"> </text:span><text:span text:style-name="T55">snižovat jen o 2. Až lektvar přestane působit, tak zas budu mít jedničkovou odolnost díky zbroji.</text:span> </text:p>
      <text:p text:style-name="P98"><text:span text:style-name="T55">Týkat by se to asi mělo i násobení rychlosti. Tj. když válečník použije </text:span><text:span text:style-name="Emphasis"><text:span text:style-name="T101">vypětí rychlosti</text:span></text:span><text:span text:style-name="T56"> </text:span><text:span text:style-name="T55">a vypije </text:span><text:span text:style-name="Emphasis"><text:span text:style-name="T101">lektvar rychlosti</text:span></text:span><text:span text:style-name="T55">, tak poběží dvakrát rychleji, ne čtyřikrát.</text:span></text:p>
      <text:p text:style-name="P99">/* Otázka je, kam tohle napsat. Asi do obecné kapitoly o Magii, které jsem se chtěl vyhnout... */</text:p>
      <text:p text:style-name="P94">TODO: Sjednotit psaní klíčových slov jako <text:span text:style-name="T13">trvání</text:span> – buď vždy s velkým písmenem <text:s/>nebo s malým (asi s velkým).</text:p>
      <text:p text:style-name="P92"><text:soft-page-break/>TODO: U lektvarů, kouzel a podobně používat <text:span text:style-name="T13">působení, nikoliv trvání</text:span>.</text:p>
      <text:p text:style-name="P71">IMPORTANT: Rada pro kluky: „Když budeš hledat spoluhráče, zeptej se svých kamarádek, jestli by si chtěl<text:span text:style-name="T97">y</text:span> zahrát s váma. Dračák rozhodně není jen klukovská zábava a s holkama je hra obvykle pestřejší a zábavnější. Když je ale neoslovíš, samy od sebe se nejspíš nepřidají.“<text:line-break/>- <text:span text:style-name="T125">tohle jsme dost rozebírali na fóru a výsledný text už je tuším v pravidlech.</text:span></text:p>
      <text:p text:style-name="P68">TODO: <text:span text:style-name="T94">Kapitola </text:span>Nebezpečné situace (<text:span text:style-name="T94">příklad: </text:span>pokusím se proběhnout pod běžícím koněm).<text:line-break/>- <text:span text:style-name="T94">hází se stejně jako obrana proti pasti</text:span></text:p>
      <text:p text:style-name="P8">TODO: Sandboxové prvky, moduly a podobně.</text:p>
      <text:list xml:id="list1967877331" text:style-name="L2">
        <text:list-item>
          <text:p text:style-name="P161">Asi jen návod pro PJe, jak to použít.</text:p>
          <text:list>
            <text:list-item>
              <text:p text:style-name="P162">musíš o tom dát hráčům vědět.</text:p>
            </text:list-item>
          </text:list>
        </text:list-item>
      </text:list>
      <text:p text:style-name="P7">TODO: <text:span text:style-name="T87">Ještě jednou z</text:span>vážit, jestli by Velikost (a tedy počet životů) neměl mít nějakou explicitní counterbalance.</text:p>
      <text:list xml:id="list3808714241" text:style-name="L3">
        <text:list-item>
          <text:p text:style-name="P163">Otázka je, jakou. Kroll je velkej a ještě navíc má ultrasluch.</text:p>
        </text:list-item>
        <text:list-item>
          <text:p text:style-name="P164">(Zmínil jsem, že velikost má i své nevýhody – malé chodby a tak, a že jsou různé velikosti vybavení)</text:p>
        </text:list-item>
      </text:list>
      <text:p text:style-name="P6">TODO: Zmínit někde koncept magenergie (v popisu světa?)</text:p>
      <text:p text:style-name="P45">TODO: Zvedat limit na počet připoutaných předmětů hned na 2. úrovni možná není dobře – znamená to, že na prvních dvou úrovních budou postavy získávat předměty mnohem rychlejš než později.<text:line-break/><text:tab/><text:span text:style-name="T40">(Chtěl jsem se ale trefit mimo úrovně, kde se zvedají atributy...)</text:span></text:p>
      <text:h text:style-name="Heading_20_1" text:outline-level="1">Kapitoly</text:h>
      <text:h text:style-name="Heading_20_2" text:outline-level="2">Úvod</text:h>
      <text:h text:style-name="P125"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125"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1888479797" text:style-name="L4">
        <text:list-item>
          <text:p text:style-name="P165">Spíš jinak: Hobitovi dát čich i chuť a kudůkovi <text:span text:style-name="T13">citlivý sluch</text:span>.</text:p>
        </text:list-item>
        <text:list-item>
          <text:p text:style-name="P166">A možná oběma ještě navíc <text:span text:style-name="T13">tichou chůzi</text:span> (výhoda při přížení) na vyrovnání nižšího počtu životů.</text:p>
        </text:list-item>
      </text:list>
      <text:p text:style-name="P42">TODO: Měl by mít hobit čich jako pes?</text:p>
      <text:list xml:id="list2602567312" text:style-name="L5">
        <text:list-item>
          <text:p text:style-name="P167">Asi ano, ať není zbytečně moc kategorií</text:p>
        </text:list-item>
      </text:list>
      <text:p text:style-name="P14">TODO: V kapitole Minulost zmínit, kým postava být nemůže - strop na společenské postavení?</text:p>
      <text:p text:style-name="P41"><text:span text:style-name="Emphasis"><text:span text:style-name="T26">TODO: Známosti - možná je explicitně vypisovat na deník?</text:span></text:span></text:p>
      <text:p text:style-name="P13">TODO: Rozhodnout, jak se budou počítat životy.</text:p>
      <text:list xml:id="list971061848" text:style-name="L6">
        <text:list-item>
          <text:p text:style-name="P168">Jen podle velikosti? (Takže debuff Síly nesníží životy?)</text:p>
        </text:list-item>
        <text:list-item>
          <text:p text:style-name="P169"><text:span text:style-name="Emphasis"><text:span text:style-name="T26">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7">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104">L</text:span>idé se rodí všech možných tvarů, velikostí a nadání. <text:span text:style-name="T104">Vyber si</text:span> <text:span text:style-name="T104">tři</text:span> z následujících výhod:</text:p>
      <text:list xml:id="list67328213" text:style-name="L7">
        <text:list-item>
          <text:p text:style-name="P170">Velká síla (zvedání předmětů, vyrážení dveří, atd. – nepočítá se v boji)</text:p>
        </text:list-item>
        <text:list-item>
          <text:p text:style-name="P170">Perfektní rovnováha (šplhání, akrobacie, atp.)</text:p>
        </text:list-item>
        <text:list-item>
          <text:p text:style-name="P171">Ne<text:span text:style-name="T105">únavnost</text:span> (dokážeš jít celý den bez přestávky, stačí ti 4 hodiny spánku. <text:span text:style-name="T106">O 1 nižší postih za únavu.</text:span>)</text:p>
        </text:list-item>
        <text:list-item>
          <text:p text:style-name="P170">Šikovnost (otevírání zámků, odstraňování pastí, řemesla)</text:p>
        </text:list-item>
        <text:list-item>
          <text:p text:style-name="P170">Fotografická paměť</text:p>
        </text:list-item>
        <text:list-item>
          <text:p text:style-name="P173">Ohebnost (výhoda při útěku z pout, prolézání úzkými prostory)</text:p>
        </text:list-item>
      </text:list>
      <text:p text:style-name="P22">Elf</text:p>
      <text:list xml:id="list3568218508" text:style-name="L8">
        <text:list-item>
          <text:p text:style-name="P174"><text:span text:style-name="T107">O</text:span>strý zrak <text:span text:style-name="T108">(rozeznáš detaily na velkou vzdálenost, postih za vzdálenost u střelby máš o 1 nižší)</text:span></text:p>
        </text:list-item>
        <text:list-item>
          <text:p text:style-name="P175">Vidění v šeru (nemáš nevýhodu za málo světla, v úplné tmě máš <text:span text:style-name="T109">ale</text:span> stále velkou nevýhodu)</text:p>
        </text:list-item>
        <text:list-item>
          <text:p text:style-name="P177">Perfektní rovnováha</text:p>
        </text:list-item>
      </text:list>
      <text:p text:style-name="P20"><text:soft-page-break/>Trpaslík</text:p>
      <text:list xml:id="list3585321748" text:style-name="L9">
        <text:list-item>
          <text:p text:style-name="P180"><text:span text:style-name="T110">I</text:span>nfravidění (v úplné tmě má<text:span text:style-name="T111">š</text:span> jen malou nevýhodu)</text:p>
        </text:list-item>
        <text:list-item>
          <text:p text:style-name="P172">Ne<text:span text:style-name="T105">únavnost</text:span></text:p>
        </text:list-item>
        <text:list-item>
          <text:p text:style-name="P182">Šikovnost (otevírání zámků, odstraňování pastí, řemesla)</text:p>
        </text:list-item>
      </text:list>
      <text:p text:style-name="P23">Kudůk</text:p>
      <text:list xml:id="list1928372133" text:style-name="L10">
        <text:list-item>
          <text:p text:style-name="P183"><text:span text:style-name="T112">V</text:span>ýborný sluch <text:span text:style-name="T112">(výhoda při naslouchání a hodech na postřeh sluchem)</text:span></text:p>
        </text:list-item>
        <text:list-item>
          <text:p text:style-name="P184"><text:span text:style-name="T113">K</text:span>radmost (<text:span text:style-name="T114">výhoda</text:span> při plížení)</text:p>
        </text:list-item>
        <text:list-item>
          <text:p text:style-name="P178">Šikovnost (otevírání zámků, odstraňování pastí, řemesla)</text:p>
        </text:list-item>
      </text:list>
      <text:p text:style-name="P24">Ork</text:p>
      <text:list xml:id="list3302007213" text:style-name="L11">
        <text:list-item>
          <text:p text:style-name="P181"><text:span text:style-name="T113">V</text:span>ýborný čich <text:span text:style-name="T115">(výhoda při stopování)</text:span></text:p>
        </text:list-item>
        <text:list-item>
          <text:p text:style-name="P179">Velká síla</text:p>
        </text:list-item>
        <text:list-item>
          <text:p text:style-name="P176"><text:span text:style-name="Emphasis"><text:span text:style-name="T28">Vidění v šeru (nemáš nevýhodu za málo světla, v úplné tmě máš stále velkou nevýhodu).</text:span></text:span></text:p>
        </text:list-item>
      </text:list>
      <text:p text:style-name="P61"><text:span text:style-name="Emphasis"><text:span text:style-name="T27"/></text:span></text:p>
      <text:h text:style-name="Heading_20_2" text:outline-level="2">Dovednosti</text:h>
      <text:p text:style-name="P96">TODO: Znalost divočiny:</text:p>
      <text:p text:style-name="P96">- hraničář pozna, ze se ocitl na uzemi, ktere povazuje za sve jiny (jakykoliv) Hranicar</text:p>
      <text:p text:style-name="P96"><text:soft-page-break/>- pozna, ze si na uzemi dela narok nestandardni bytost (lovecky revir vlkodlaka nebo draka napriklad, les dryad, vili kruhy apod.), lidmi vytycene umele hranice jej nechavaji chladnym.</text:p>
      <text:p text:style-name="P96">- znalost nutna k zakladni verzi trva Hranicari kratsi dobu, je jiz zkusenym harcovnikem, a tudiz z nepatrnych naznaku pozna co se na danem uzemi deje.</text:p>
      <text:p text:style-name="P91">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22">d</text:span>nosti, místo toho dát ke každému povolání seznam doporučených.<text:line-break/>- problém: Kouzelník a čtení/psaní + staroelfština.</text:p>
      <text:p text:style-name="P73"><text:span text:style-name="T13">Výcvik a velení</text:span> – <text:span text:style-name="T103">dokážeš z bandy rekrutů udělat koordinovanou jednotku, která bude poslouchat tvoje příkazy. (válečník)</text:span></text:p>
      <text:p text:style-name="P73">Odezírání ze rtů (pokud není) <text:span text:style-name="T99">(zloděj)</text:span></text:p>
      <text:p text:style-name="P72">Znaková řeč (hodí se, když ji umí víc postav)<text:span text:style-name="T98"> (zloděj)</text:span></text:p>
      <text:p text:style-name="P74">Nenápadnost (pokud není) – zapadne do davu apod.<text:span text:style-name="T98"> (zloděj)</text:span></text:p>
      <text:p text:style-name="P75">TODO: Odhad ceny (a rozpoznání pravosti pokladů)<text:span text:style-name="T98"> (zloděj)</text:span></text:p>
      <text:list xml:id="list1369350024" text:style-name="L12">
        <text:list-item>
          <text:list>
            <text:list-item>
              <text:p text:style-name="P196"><text:soft-page-break/>IDEA: Zloděj (ostraňování a líčení pastí) pozná, co past dělá a jak se dá vypnout (kam vede mechanismus a tak).<text:line-break/>- <text:span text:style-name="T67">respektive spíš asi jen co je to za mechanismus (nášlapná dlaždice vs propadlo, výmetnice na šipku vs na kouzlo a podobně).</text:span></text:p>
            </text:list-item>
            <text:list-item>
              <text:p text:style-name="P197">TODO: Do kapitoly Dovednosti dát odkazy na kapitoly v Herních postupech, kde se mluví o použití příslušné dovednosti.</text:p>
            </text:list-item>
          </text:list>
        </text:list-item>
        <text:list-item>
          <text:p text:style-name="P198">TODO: Jezdectví</text:p>
        </text:list-item>
      </text:list>
      <text:list xml:id="list2945734540" text:style-name="L13">
        <text:list-item>
          <text:list>
            <text:list-item>
              <text:list>
                <text:list-item>
                  <text:p text:style-name="P199">Obyčejné cestování zvládne každý. Popohnat koně do <text:s/>trysku, skákat s ním přes překážky, kličkovat, střílet ze sedla a podobně už se ale musí umět.</text:p>
                </text:list-item>
              </text:list>
            </text:list-item>
          </text:list>
        </text:list-item>
      </text:list>
      <text:list xml:id="list170331108424939" text:continue-list="list1369350024" text:style-name="L12">
        <text:list-item>
          <text:p text:style-name="P142">Hobiti a kudůci preferují poníky.</text:p>
          <text:list>
            <text:list-item>
              <text:p text:style-name="P200">TODO: Zvážit dovednost řemeslná zručnost (nebo tak něco).</text:p>
            </text:list-item>
            <text:list-item>
              <text:p text:style-name="P201">TODO: Zvážit dovednost <text:span text:style-name="T13">znalost kouzel</text:span><text:span text:style-name="T19"> (umožní z run poznat, co je to za kouzlo).</text:span></text:p>
              <text:list>
                <text:list-item>
                  <text:p text:style-name="P185">Asi ne, nebylo by dost příležitostí k použití.</text:p>
                </text:list-item>
              </text:list>
            </text:list-item>
            <text:list-item>
              <text:p text:style-name="P160">Předělat dovednosti</text:p>
              <text:list>
                <text:list-item>
                  <text:p text:style-name="P202">Kapitola Dovednosti je přepsaná, ale ještě bude potřeba vyřešit Soupeření (TODO).</text:p>
                </text:list-item>
              </text:list>
            </text:list-item>
            <text:list-item>
              <text:p text:style-name="P203">Všichni si vybírají 2 dovednosti</text:p>
              <text:list>
                <text:list-item>
                  <text:p text:style-name="P202">Tímhle si nejsem úplně jistej, u kouzelníka jsem už na první úrovni měl problém, co za druhou dovednost si vybrat (ok, zapomněl jsem na jazyky, tam se asi dá vyřádit).</text:p>
                </text:list-item>
              </text:list>
            </text:list-item>
            <text:list-item>
              <text:p text:style-name="P204"><text:soft-page-break/>TODO: Plížení</text:p>
              <text:list>
                <text:list-item>
                  <text:p text:style-name="P205">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206">TODO: Pokud se bude házet na Finesu (a při pronásledování na Sílu), tak to opravit ve Vedení hry – Kdy se hází. <text:span text:style-name="T65">A pokud ne, tak to opravit v představení vlastností v tvorbě postavy.</text:span></text:p>
                </text:list-item>
              </text:list>
            </text:list-item>
          </text:list>
        </text:list-item>
      </text:list>
      <text:h text:style-name="Heading_20_4" text:outline-level="4">Bylinkářství</text:h>
      <text:h text:style-name="P137" text:outline-level="4">Kategorie účinků bylin</text:h>
      <text:p text:style-name="P106">Jedovaté</text:p>
      <text:p text:style-name="P106">Narkotika (tlumí bolest, navozují pocit síly)</text:p>
      <text:p text:style-name="P106">Očišťující (na pročištění trávicího ústrojí)</text:p>
      <text:p text:style-name="P106">Omamné</text:p>
      <text:p text:style-name="P106">Hojivé (do mastí)</text:p>
      <text:p text:style-name="P106">Paralyzující</text:p>
      <text:p text:style-name="P106">Posilující (posilují přirozenou imunitu a tělesnou vitalitu)</text:p>
      <text:p text:style-name="P106">Protinakažlivé</text:p>
      <text:p text:style-name="P106">Protizánětlivé</text:p>
      <text:p text:style-name="P106">Protijedy</text:p>
      <text:p text:style-name="P106">Regenerační</text:p>
      <text:p text:style-name="P106">Stimulační (mohou výrazně posílit výkonnost organismu, ale bývají často návykové)</text:p>
      <text:p text:style-name="P106">Tlumivé (proti bolesti)</text:p>
      <text:p text:style-name="P106"/>
      <text:p text:style-name="P106"/>
      <table:table table:name="Table1" table:style-name="Table1">
        <table:table-column table:style-name="Table1.A"/>
        <table:table-row table:style-name="Table1.1">
          <table:table-cell table:style-name="Table1.A1" office:value-type="string">
            <text:p text:style-name="P112">Acidophilus </text:p>
            <text:p text:style-name="P114">A friendly organism that crowds out harmful kinds, helps the body fight disease and restore health, and acidifies the colon.  <text:soft-page-break/>Manufactures most of the B vitamins in the body. </text:p>
            <text:p text:style-name="P113">Alfalfa </text:p>
            <text:p text:style-name="P114">Contains all vitamins and minerals known to science;  for overacidity, pituitary gland, arthritis, chlorophyll.  Highly nutritive, alkalizes the body rapidly, and detoxifies the body and liver. </text:p>
            <text:p text:style-name="P113">Algin/Sodium Alginate </text:p>
            <text:p text:style-name="P114">Helps rid the body of radiation poisoning. </text:p>
            <text:p text:style-name="P113">Aloe Vera </text:p>
            <text:p text:style-name="P114">A quick healing agent for burns, abrasions, skin problems, and wounds.  Stops bleeding, and is soothing and healing to the stomach. </text:p>
            <text:p text:style-name="P113">Barberry Bark </text:p>
            <text:p text:style-name="P114">Laxative, soothing to the gall bladder.  Treats typhoid, jaundice, and improves appetite. </text:p>
            <text:p text:style-name="P113">Bayberry </text:p>
            <text:p text:style-name="P114">Drains sinuses and mucous membranes.  Extremely good for all female organs and adrenals.  A stimulant. </text:p>
            <text:p text:style-name="P113">Bee Pollen </text:p>
            <text:p text:style-name="P114">Energy food, hay fever, allergies.  May be the only perfect food on earth.  Contains RNA and DNA. </text:p>
            <text:p text:style-name="P113">Bentonite Clay </text:p>
            <text:p text:style-name="P114">Clay with a high mineral content;  has a negatively charged electrical attraction for toxic poisons, which are positively charged.  Always take with an herbal laxative.  Great for diarrhea and stomach flu. </text:p>
            <text:p text:style-name="P113">Bilberry </text:p>
            <text:p text:style-name="P114">Good for the eyes, especially night blindness and light sensitivity;  helps with blood sugar problems. </text:p>
            <text:p text:style-name="P113">Black Cohosh </text:p>
            <text:p text:style-name="P114">Female estrogen, menstrual cramps, high blood pressure, spinal meningitis, poisonous bites, relieves childbirth pain and hot flashes.  Calms the nervous system.  Good for rheumatism, neuralgia, tension, and eyestrain. </text:p>
            <text:p text:style-name="P113">Black Current Oil </text:p>
            <text:p text:style-name="P115"><text:span text:style-name="T1">Overcomes the abnormalities of fatty-acid metabolism which </text:span><text:span text:style-name="T2">candida albicans</text:span><text:span text:style-name="T1"> sufferers develop. </text:span></text:p>
            <text:p text:style-name="P113">Black Walnut </text:p>
            <text:p text:style-name="P114">Cleanses parasites, ringworm, tuberculosis, expels tape worms, <text:soft-page-break/>diarrhea.  Oxygenates blood;  good for rashes and poison oak. </text:p>
            <text:p text:style-name="P113">Blessed Thistle </text:p>
            <text:p text:style-name="P114">Strengthens the heart and lungs;  takes oxygen to the brain.  Increases breast milk.  Has treated depression, loss of memory, and suicidal tendencies. </text:p>
            <text:p text:style-name="P113">Blue Cohosh </text:p>
            <text:p text:style-name="P114">Regulates menstrual flow, makes childbirth easy, good for whooping cough, bronchial mucus, palpitations, high blood pressure, epilepsy, spasms, muscular pain, and supports the uterus, nerves, joints, and urinary tract. </text:p>
            <text:p text:style-name="P113">Blue Vervain </text:p>
            <text:p text:style-name="P114">A natural tranquilizer, stops convulsions, aids the circulation, lungs, nerves, spleen, liver,  and colon; promotes sweating, settles the stomach, expels phlegm from the throat and chest, and expels worms. </text:p>
            <text:p text:style-name="P113">Boneset </text:p>
            <text:p text:style-name="P114">One of the most common remedies in the 1800s;  good for fever, pain, colds, measles, influenza, and cleans the gastrointestinal tract. </text:p>
            <text:p text:style-name="P113">Buchu </text:p>
            <text:p text:style-name="P114">Helps all types of urinary disorders, as well as prostate disorders, venereal disease, weak bladder, dropsy, and bed-wetting.  Produces perspiration when taken as a warm tea. </text:p>
            <text:p text:style-name="P113">Buckthorn </text:p>
            <text:p text:style-name="P114">Good for rheumatism, gout, dropsy, skin disease, and chronic constipation;  expels impurities, removes warts and itching. </text:p>
            <text:p text:style-name="P113">Bugleweed </text:p>
            <text:p text:style-name="P114">Useful for enlargement of the thyroid gland.  Kills pain.  Has eased asthma, indigestion, excess menstruation, nosebleeds, bronchitis, bleeding, and nervousness.  More effective when taken with demulcent herbs.  Supports the heart. </text:p>
            <text:p text:style-name="P113">Burdock </text:p>
            <text:p text:style-name="P114">A rapid blood purifier, a diuretic, and good for ulcers.  Aids the pituitary gland, keeps waste moving out of a weak body, and expels kidney and bladder stones.  Reduces calcium deposits in the joints. </text:p>
            <text:p text:style-name="P113">Butcher’s Broom </text:p>
            <text:p text:style-name="P114">So called because butchers used to rub this on chopping blocks to remove grease.  Anti-inflammatory, it removes obstructions in <text:soft-page-break/>veins, and increases the flow of urine.  Aids with jaundice, expels phlegm, and helps hemorrhoids, varicose veins, and phlebitis. </text:p>
            <text:p text:style-name="P113">Calendula (Marigold) </text:p>
            <text:p text:style-name="P114">Soothes earaches, toothaches, ulcers, bleeding, hemorrhoids, fevers, cramps, and skin eruptions. </text:p>
            <text:p text:style-name="P113">Capsicum (Cayenne Pepper) </text:p>
            <text:p text:style-name="P114">A catalyst for all herbs, cayenne stops bleeding (inside or outside the body, even arterially), and aids the circulation and heart.  Use with Lobelia for nerves.  Use as a stimulant.  Reduces fevers, heals ulcerated stomach, and stops shock. </text:p>
            <text:p text:style-name="P113">Cascara Sagrada (Sacred Bark) </text:p>
            <text:p text:style-name="P114">Good for chronic constipation and gall stones;  increases the secretion of bile. </text:p>
            <text:p text:style-name="P113">Catnip </text:p>
            <text:p text:style-name="P114">Relieves convulsions, colic, and high fever in babies; a sleep aid, soothes the stomach and nerves, as well as insanity.  Relieves pain. </text:p>
            <text:p text:style-name="P113">Chamomile </text:p>
            <text:p text:style-name="P114">Soothes nerves and toothaches, muscle pain, corns, eases smoking and alcohol addictions, normalizes appetite, and eliminates insomnia. </text:p>
            <text:p text:style-name="P113">Chaparral </text:p>
            <text:p text:style-name="P114">A blood cleanser and purifier;  good for arthritis, acne, and boils;  promotes hair growth;  dissolved tumors and warts. </text:p>
            <text:p text:style-name="P113">Chickweed </text:p>
            <text:p text:style-name="P114">A bronchial cleanser, eats cellulite (fat), helps with deafness, peritonitis;  can be externally applied to skin disorders (such as eczema).  Reduces cholesterol. </text:p>
            <text:p text:style-name="P113">Chlorophyll </text:p>
            <text:p text:style-name="P114">A natural deodorizer and super blood builder.  Also used in douches, enemas, and foot baths. </text:p>
            <text:p text:style-name="P113">Comfrey </text:p>
            <text:p text:style-name="P114">A blood cleanser;  good for ulcers, stomach, kidneys, and bowel;  a bone-knitter, used for sprains and arthritis.  High in Vitamins A and C. </text:p>
            <text:p text:style-name="P113">Cornsilk </text:p>
            <text:p text:style-name="P114">Used for prostate difficulties and painful urination.  Controls inflammation and regulates urination.  Good for kidney and bladder problems. </text:p>
            <text:p text:style-name="P113"><text:soft-page-break/>Damiana </text:p>
            <text:p text:style-name="P114">Aids with sexual impotency and issues with reproductive organs.  Overcomes loss of nerves and energy to limbs.  An aphrodisiac. </text:p>
            <text:p text:style-name="P113">Dandelion </text:p>
            <text:p text:style-name="P114">Rich in sodium, Vitamin A, and calcium;  beneficial for low blood pressure, issues with kidneys and bladder, iron anemia, and gout.  A diuretic. </text:p>
            <text:p text:style-name="P113">Echinacea </text:p>
            <text:p text:style-name="P116">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text:soft-page-break/>Atletika</text:p>
      <text:p text:style-name="Text_20_body">Plavani</text:p>
      <text:p text:style-name="Text_20_body">Horolezectvi</text:p>
      <text:p text:style-name="Text_20_body">Výdrž</text:p>
      <text:p text:style-name="Text_20_body"/>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text:soft-page-break/>Hornictví (lehká)</text:p>
      <text:p text:style-name="Text_20_body">Iluminace (lehká)</text:p>
      <text:p text:style-name="Text_20_body">Hrnčířství <text:s/>(lehká)</text:p>
      <text:p text:style-name="Text_20_body">Kamenictví (lehká)</text:p>
      <text:p text:style-name="Text_20_body">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text:soft-page-break/>Výroba luků (lehká)</text:p>
      <text:p text:style-name="Text_20_body">Výroba zbraní (střední)</text:p>
      <text:p text:style-name="Text_20_body">Farmařina (lehká)</text:p>
      <text:p text:style-name="Text_20_body">Zámečnictví (lehká)</text:p>
      <text:p text:style-name="Text_20_body">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text:soft-page-break/>Jezdectví vzdušné (střední)</text:p>
      <text:p text:style-name="Text_20_body">Vozatajství (lehká)</text:p>
      <text:p text:style-name="Text_20_body"/>
      <text:p text:style-name="Text_20_body">Zlodějské:</text:p>
      <text:p text:style-name="Text_20_body">------------</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126" text:outline-level="2">Živobytí</text:h>
      <text:p text:style-name="P11">TODO (Kapitola vůbec není)</text:p>
      <text:p text:style-name="P39">TODO: Skupinové živobytí (sleva za každou postavu nad první?)</text:p>
      <text:h text:style-name="Heading_20_2" text:outline-level="2"><text:soft-page-break/>Výbava</text:h>
      <text:list xml:id="list381551019" text:style-name="L14">
        <text:list-item>
          <text:list>
            <text:list-item>
              <text:p text:style-name="P207">TODO: M<text:span text:style-name="T1">á lehká zbroj postih na plížení? A těžká?</text:span></text:p>
              <text:list>
                <text:list-item>
                  <text:p text:style-name="P149">Lehká by asi neměla mít, jak hraničář tak zloděj jsou plížiči a zbroj se k nim hodí.</text:p>
                </text:list-item>
                <text:list-item>
                  <text:p text:style-name="P149">Těžká by naopak měla mít.</text:p>
                </text:list-item>
                <text:list-item>
                  <text:p text:style-name="P149">TODO: Změnit to jak v pravidlech, tak na kartách.</text:p>
                </text:list-item>
                <text:list-item>
                  <text:p text:style-name="P149"/>
                </text:list-item>
              </text:list>
            </text:list-item>
            <text:list-item>
              <text:p text:style-name="P208">TODO: Tvoje postava - Výbava</text:p>
            </text:list-item>
            <text:list-item>
              <text:p text:style-name="P209">Startovní výbava</text:p>
            </text:list-item>
            <text:list-item>
              <text:p text:style-name="P210">Tabulka zbraní</text:p>
              <text:list>
                <text:list-item>
                  <text:p text:style-name="P211">Možná ji spíš dát do kapitoly Boj?</text:p>
                </text:list-item>
              </text:list>
            </text:list-item>
          </text:list>
        </text:list-item>
      </text:list>
      <text:h text:style-name="P136"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110">Torna</text:p>
      <text:p text:style-name="P110">Čutora (0,5 litru)</text:p>
      <text:p text:style-name="P110">Dva dvoulitrové měchy (tato zásoba vody běžně vystačí pro jednu postavy na dva dny, v případě extrémní nouze (a maximálního šetření) až na týden)</text:p>
      <text:p text:style-name="P110">Korbel, kalich nebo roh na pití</text:p>
      <text:p text:style-name="P110"><text:soft-page-break/>Kotlík nebo malý hrnec</text:p>
      <text:p text:style-name="P110">Dřevěná vařečka, naběračka</text:p>
      <text:p text:style-name="P110">Dřevěný talíř</text:p>
      <text:p text:style-name="P110">Dřevěný příbor</text:p>
      <text:p text:style-name="P110">Mýdlo</text:p>
      <text:p text:style-name="P110">Brousek</text:p>
      <text:p text:style-name="P110">Křesadlo a troud</text:p>
      <text:p text:style-name="P110">Pokrývka</text:p>
      <text:p text:style-name="P110">Jehla a špulka nití</text:p>
      <text:p text:style-name="P110">Kus hrubého plátna</text:p>
      <text:p text:style-name="P110">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131" text:outline-level="3"><text:soft-page-break/>Přechovávání hotovosti</text:h>
      <text:p text:style-name="P108">Kde (a v čem) postava nosí peníze? Má je nějak rozdělené? Zašité v podšívce či v opasku?</text:p>
      <text:p text:style-name="P107">Kde postava přechovává hotovost, kterou nenosí u sebe (zašitou ve slamníku, skrytou v tajné schránce pod uvolněným prknem v podlaze (banky jsou jen pro šlechtice a bohaté měšťany).</text:p>
      <text:h text:style-name="P127" text:outline-level="2">Schopnosti povolání</text:h>
      <text:p text:style-name="P4">TODO: Sjednotit a zjednodušit pravidla pro zvířecí společníky, summony, metamorfózu a podobně</text:p>
      <text:list xml:id="list36638851" text:style-name="L15">
        <text:list-item>
          <text:p text:style-name="P150">Pet (hraničářův pes) může mít nejvyšší vlastnost max o 1 pod postavou.</text:p>
        </text:list-item>
        <text:list-item>
          <text:p text:style-name="P150">Při proměně se hodnota nejvyšší vlastnosti zachovává.</text:p>
        </text:list-item>
        <text:list-item>
          <text:p text:style-name="P150">Chce to nějakej limit na velikost (tedy životy)</text:p>
          <text:list>
            <text:list-item>
              <text:p text:style-name="P150">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32"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oft-page-break/><text:span text:style-name="T44">(Máš ve stisku sílu jako svěrák)</text:span><text:line-break/>(Nejde disarmnout, nedá se mu vytrhnout ze sevření, atd.)<text:line-break/><text:span text:style-name="T45">(Když někoho chytneš <text:s/>- dostaneš ho do nevýhody, máš proti němu holou rukou zranění +3).</text:span></text:p>
      <text:h text:style-name="P133" text:outline-level="3">Hraničář</text:h>
      <text:p text:style-name="P58">TODO: Jde telekinezí nadzvednout sebe?</text:p>
      <text:p text:style-name="P58">- <text:span text:style-name="T91">asi by nemělo jít</text:span></text:p>
      <text:p text:style-name="P59">(Síla jako dítě).</text:p>
      <text:h text:style-name="Heading_20_3" text:outline-level="3">Kou<text:span text:style-name="T68">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2200021931" text:style-name="L16">
        <text:list-item>
          <text:p text:style-name="P212">vyžaduje gestikulaci celýma rukama</text:p>
        </text:list-item>
        <text:list-item>
          <text:p text:style-name="P212">vyžaduje nahlas vyslovit zaklínací formuli</text:p>
        </text:list-item>
        <text:list-item>
          <text:p text:style-name="P212">postih za zbroj</text:p>
        </text:list-item>
      </text:list>
      <text:p text:style-name="P30">Ohnivá střela (Eš týl)</text:p>
      <text:p text:style-name="P19">/* Možná ji nedávat do pravidel a nechat ji jen na svitky? */</text:p>
      <text:p text:style-name="P29">Montyho čardáš</text:p>
      <text:list xml:id="list1396783679" text:style-name="L17">
        <text:list-item>
          <text:p text:style-name="P213"><text:span text:style-name="T49">Sešlu Tašin smích!</text:span><text:span text:style-name="T88"><text:line-break/></text:span><text:span text:style-name="T49">Hm, nehodil to.</text:span><text:span text:style-name="T88"><text:line-break/></text:span><text:span text:style-name="T49">Zatímco se směje, svážu ho, aby se nemohl hýbat.</text:span><text:span text:style-name="T88"><text:line-break/></text:span><text:span text:style-name="T49">Když se nemůže hýbat, tak mu naliju do krku ten uspávací lektvar.</text:span><text:span text:style-name="T88"><text:line-break/></text:span><text:span text:style-name="T49">Hm, usnul.</text:span><text:span text:style-name="T88"><text:line-break/></text:span><text:span text:style-name="T49">Když spí, tak mu jednoduše přiložím nůž ke krku a podříznu ho.</text:span><text:span text:style-name="T88"> </text:span></text:p>
        </text:list-item>
      </text:list>
      <text:p text:style-name="P56"><text:soft-page-break/>Teleportaci zatím vidím na tři kouzla:</text:p>
      <text:list xml:id="list1461673605" text:style-name="L18">
        <text:list-item>
          <text:p text:style-name="P214"><text:span text:style-name="T16">Hyperprostor</text:span><text:span text:style-name="T24">: self only, krátká vzdálenost, na viditelnost.</text:span></text:p>
        </text:list-item>
      </text:list>
      <text:list xml:id="list170332575518289" text:continue-list="list381551019" text:style-name="L14">
        <text:list-item>
          <text:list>
            <text:list-item>
              <text:p text:style-name="P215"><text:span text:style-name="T19">Tzn. kouzelník se dostane i za mříž, ale sám </text:span><text:span text:style-name="T20">(což je otázka, jestli je dobře...)</text:span><text:span text:style-name="T19">.</text:span></text:p>
            </text:list-item>
            <text:list-item>
              <text:p text:style-name="P186">Asi by to i tak mělo bejt mistrovské kouzlo, ať to nerozbíjí lowlevelové dungeony.</text:p>
            </text:list-item>
          </text:list>
        </text:list-item>
      </text:list>
      <text:p text:style-name="P28">Návrat:<text:span text:style-name="T1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1671846616" text:style-name="L19">
        <text:list-item>
          <text:p text:style-name="P187">Chtěl bych to dát na víc cílů, ale pak budu zase muset řešit friend/foe.</text:p>
        </text:list-item>
        <text:list-item>
          <text:p text:style-name="P189">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87">Možná se je jich třeba dotknout?</text:p>
        </text:list-item>
      </text:list>
      <text:list xml:id="list170331735268882" text:continue-list="list170332575518289" text:style-name="L14">
        <text:list-item>
          <text:list>
            <text:list-item>
              <text:p text:style-name="P19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88">Nebo obráceně: Oni se musí dotknout kouzelníka.</text:p>
            </text:list-item>
            <text:list-item>
              <text:p text:style-name="P186"><text:soft-page-break/>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5"> Fyzický, obvykle kamenný portál. Na obou místech je do něj potřeba vyrýt příslušné runy, pak jím půjde procházet. </text:span><text:span text:style-name="T21">Výroba by asi buď měla trvat dlouho </text:span><text:span text:style-name="T22">(asi by to měl bejt rituál – mohlo by to trvat třeba měsíc, nebo tak nějak)</text:span><text:span text:style-name="T21">, nebo bejt hodně drahá (třeba podle vzdálenosti), aby za chvíli ve světě nebylo přeportálováno.</text:span></text:p>
      <text:h text:style-name="Heading_20_3" text:outline-level="3">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6">l</text:span>níka, t<text:span text:style-name="T116">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62">vyrábět</text:span>.</text:p>
      <text:list xml:id="list3633396800" text:style-name="L20">
        <text:list-item>
          <text:p text:style-name="P151">A pokud ho umí, mohl by bejt znatelně silnější (to bych ale musel ke každému předmětu napsat, co to posílení znamená).</text:p>
          <text:p text:style-name="P152">(Každopádně tak, jak je mám teď, jsou ty suroviny nudný.)</text:p>
        </text:list-item>
        <text:list-item>
          <text:p text:style-name="P153"><text:soft-page-break/>/* Tohle asi nebude potřeba, pokud budou suroviny za prachy */</text:p>
        </text:list-item>
      </text:list>
      <text:p text:style-name="P27"><text:span text:style-name="T23">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6848572" text:style-name="L21">
        <text:list-item>
          <text:p text:style-name="P191">Nebude na něj ale recept (bude se vyrábět podobně jako lekvar regenerace)</text:p>
        </text:list-item>
        <text:list-item>
          <text:p text:style-name="P191">Nebude dávat bonus k Fyzičce</text:p>
          <text:list>
            <text:list-item>
              <text:p text:style-name="P191">Umožní zvedat tunové kameny a podobně</text:p>
            </text:list-item>
            <text:list-item>
              <text:p text:style-name="P191">Dá bonus ke zranění (asi +2 jako má zlobr)</text:p>
            </text:list-item>
          </text:list>
        </text:list-item>
      </text:list>
      <text:h text:style-name="P134" text:outline-level="3">Zloděj</text:h>
      <text:p text:style-name="P78"><text:span text:style-name="T19">TODO: Sloučit </text:span><text:span text:style-name="T13">obří skoky</text:span><text:span text:style-name="T19"> a bezpečný dopad</text:span></text:p>
      <text:p text:style-name="P78"><text:span text:style-name="T19">TODO: </text:span><text:span text:style-name="T13">obří skoky</text:span><text:span text:style-name="T19">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text:soft-page-break/>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70332303623750" text:continue-list="list170331735268882" text:style-name="L14">
        <text:list-item>
          <text:list>
            <text:list-item>
              <text:list>
                <text:list-item>
                  <text:p text:style-name="P216">Co je to <text:span text:style-name="T13">soustředění</text:span>, co ho vyžaduje.</text:p>
                </text:list-item>
                <text:list-item>
                  <text:p text:style-name="P217">TODO: <text:span text:style-name="T63">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70331382952823" text:continue-list="list170331108424939" text:style-name="L12">
        <text:list-item>
          <text:p text:style-name="P218">TODO: Pravidla pro svitky s rituálem (nedají se připoutat <text:span text:style-name="T84">(proč ne?)</text:span>, mohou vyžadovat ingredience, mohou být na jedno použití).</text:p>
        </text:list-item>
      </text:list>
      <text:h text:style-name="Heading_20_4" text:outline-level="4">Kouzelné hůlky a prsteny</text:h>
      <text:h text:style-name="Heading_20_3" text:outline-level="3">Boj</text:h>
      <text:p text:style-name="P95">TODO: Vysvětlit, jak funguje paralytické zranění.</text:p>
      <text:p text:style-name="P95">TODO: Nějak rozlišit druhy zranění co do původu (sečné, bodné, ohnivé) a co do efektu (popálenina, paralýza).</text:p>
      <text:p text:style-name="P93"><text:soft-page-break/>TODO: Fyzičkou se dá házet na obranu nejen v těžké zbroji, ale i při obraně proti útoku beze zbraně (pěsti, kopy a tak).<text:line-break/>- <text:span text:style-name="T123">vysvětlit princip, že Fyzičkou se hází, když můžeš ránu „ustát“ (sečnou ránu beze zbroje ustát nemůžeš).</text:span></text:p>
      <text:p text:style-name="Text_20_body"><text:span text:style-name="T51">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6"> </text:span><text:span text:style-name="T51">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6"> </text:span><text:span text:style-name="T51">Pokud ano, házíš si </text:span><text:span text:style-name="Emphasis"><text:span text:style-name="T100">na úspěch</text:span></text:span><text:span text:style-name="T51">.</text:span><text:line-break/><text:line-break/><text:span text:style-name="T51">Hod na obranu je čistě reaktivní záležitost. Když tě někdo ohrožuje, vždycky si proti němu házíš (</text:span><text:span text:style-name="Emphasis"><text:span text:style-name="T100">na úspěch </text:span></text:span><text:span text:style-name="T51">nebo </text:span><text:span text:style-name="Emphasis"><text:span text:style-name="T100">na obranu</text:span></text:span><text:span text:style-name="T51">).</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6"> </text:span><text:span text:style-name="T51">Proti jednomu protivníkovi ale vždycky házíš jen jednou. Když už tedy proti němu házíš </text:span><text:span text:style-name="Emphasis"><text:span text:style-name="T100">na úspěch</text:span></text:span><text:span text:style-name="T51">, neházíš si proti němu </text:span><text:span text:style-name="Emphasis"><text:span text:style-name="T100">na obranu</text:span></text:span><text:span text:style-name="T51">,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6"> </text:span><text:span text:style-name="T57">Vždy si hází dva soupeři proti sobě. V</text:span><text:span text:style-name="T51">ýsledkem každé </text:span><text:span text:style-name="T53">takové</text:span><text:span text:style-name="T51"> dvojice hodů je určitý počet úspěchů. Vítěz může za jeden ze svých úspěchů protivníka zranit (ale nemusí, může mu udělat i něco jiného). </text:span><text:span text:style-name="T54">Za ostatní úspěchy mu musí udělat něco jiného.</text:span><text:line-break/><text:line-break/><text:span text:style-name="T51">Hodem </text:span><text:span text:style-name="Emphasis"><text:span text:style-name="T100">na obranu</text:span></text:span><text:span text:style-name="T56"> </text:span><text:span text:style-name="T51">se tedy nebráníš jen před zraněním, ale před vším, co ti chce soupeř udělat. Protože když ho svým hodem </text:span><text:span text:style-name="Emphasis"><text:span text:style-name="T100">na obranu</text:span></text:span><text:span text:style-name="T56"> </text:span><text:span text:style-name="T51">přehodíš, nemá proti tobě žádné úspěchy a nemůže ti tedy nic udělat.</text:span> </text:p>
      <text:p text:style-name="Text_20_body"/>
      <text:list xml:id="list1399789729" text:style-name="L22">
        <text:list-item>
          <text:p text:style-name="P219">TODO: Přepsat kapitolu Boj – nejdřív vysvětlit zjednodušený souboj, tj čistě hody a zranění.</text:p>
        </text:list-item>
        <text:list-item>
          <text:p text:style-name="P219">TODO: Na začátku povídání o úspěších dát explicitní příklad, kde bude jeden hod <text:span text:style-name="T13">na úspěch</text:span> (který generuje úspěchy) a jeden <text:span text:style-name="T13">na obranu</text:span><text:span text:style-name="T19"> (který úspěchy negeneruje).</text:span></text:p>
        </text:list-item>
        <text:list-item>
          <text:p text:style-name="P220"><text:soft-page-break/>TODO: Zdůraznit, že se vždycky hází na obranu (i proti útokům zezadu) a vysvětlit, proč tomu tak je (vliv náhody, schopnost manévrovat tak, aby si protivníci překáželi atd.). Plus že za útok do zad je nevýhoda.</text:p>
        </text:list-item>
      </text:list>
      <text:list xml:id="list170332728940995" text:continue-list="list170332303623750" text:style-name="L14">
        <text:list-item>
          <text:p text:style-name="P221">TODO: Kapitola Škrcení a zakousnutí</text:p>
          <text:list>
            <text:list-item>
              <text:p text:style-name="P221">Na chycení stačí jeden úspěch (pak už se dá škrtit), ale znamená to škrcení ve stoje. Když tě chce třeba tygr srazit na zem a zakousnout se do tebe, potřebuje dva úspěchy.</text:p>
            </text:list-item>
            <text:list-item>
              <text:p text:style-name="P221"><text:span text:style-name="T13">Na obranu</text:span> proti škrcení a zakousávání se hází Silou (protože se nedá uhýbat). Hmm, jenže škrcený se spíš bude chtít prát, takže bude házet <text:span text:style-name="T13">na úspěch</text:span> a to může, čím chce /<text:span text:style-name="T90">* Takže vynucovat hod Silou tím nepůjde, leda by dotyčného škrtila přesila a on se musel rozhodnout, koho ohrozí */</text:span>.</text:p>
            </text:list-item>
            <text:list-item>
              <text:p text:style-name="P222">Zranění při škrcení je 0, protože je to boj beze zbraně. Šelmy mají víc, protože mají zuby a drápy.</text:p>
            </text:list-item>
          </text:list>
        </text:list-item>
        <text:list-item>
          <text:p text:style-name="P223">TODO: Sloučit plnou obranu a únik z nevýhody?</text:p>
          <text:list>
            <text:list-item>
              <text:p text:style-name="P224">Asi jo – <text:span text:style-name="T1">čím míň pravidel, tím líp.</text:span></text:p>
            </text:list-item>
            <text:list-item>
              <text:p text:style-name="P154">Mechanicky to moc nejde dohromady. Plná obrana dává bonusy na obranu, Únik z nevýhody je ofenzivní akce.</text:p>
            </text:list-item>
          </text:list>
        </text:list-item>
        <text:list-item>
          <text:p text:style-name="P225">TODO: Zmínit, že v těžké zbroji se dá stále bránit Finesou (to je asi spíš ke zbrojím).</text:p>
        </text:list-item>
        <text:list-item>
          <text:p text:style-name="P226">TODO: Napsat kapitolu o taktice v boji</text:p>
          <text:list>
            <text:list-item>
              <text:p text:style-name="P226"><text:span text:style-name="T80">Příklady</text:span> vynucování obrany slabším statem.</text:p>
            </text:list-item>
          </text:list>
        </text:list-item>
        <text:list-item>
          <text:p text:style-name="P227"><text:soft-page-break/>TODO: Příklad chycení zbraně (kopí) nebo ruky se zbraní (dýka).</text:p>
        </text:list-item>
        <text:list-item>
          <text:p text:style-name="P228">TODO: Zrevidovat počítání výhod a nevýhod při obraně Silou nebo Duší.</text:p>
          <text:list>
            <text:list-item>
              <text:p text:style-name="P228">Výhody a nevýhody, které se vztahují k možnosti uhnout, nehrají roli.</text:p>
            </text:list-item>
            <text:list-item>
              <text:p text:style-name="P228">Co nevýhoda za zranění? Asi taky ne...</text:p>
              <text:list>
                <text:list-item>
                  <text:p text:style-name="P229">Vážně zraněný kouzelník určitě bude mít postih.</text:p>
                </text:list-item>
                <text:list-item>
                  <text:p text:style-name="P229">Oslepený kouzelník má asi smůlu (i když – může seslat modrý blesk zhruba někam do prostoru? Asi jo).</text:p>
                </text:list-item>
              </text:list>
            </text:list-item>
            <text:list-item>
              <text:p text:style-name="P229">Co kryt? Asi jo (menší část těla, která může hořet...)</text:p>
            </text:list-item>
          </text:list>
        </text:list-item>
        <text:list-item>
          <text:p text:style-name="P230">TODO: Příklady věcí, které jde obvykle dělat protivníkovi při střelbě, na melee, kouzlama a podobně.</text:p>
        </text:list-item>
        <text:list-item>
          <text:p text:style-name="P231">TODO: Pořadí podle výsledků hodů (příklad se srážením z <text:span text:style-name="T61">naší</text:span> <text:span text:style-name="T61">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95693089" text:style-name="L23">
        <text:list-item>
          <text:p text:style-name="P192">Čich (psí, hobití) řekne, kde zhruba neviditelný je.</text:p>
        </text:list-item>
      </text:list>
      <text:p text:style-name="P16"/>
      <text:h text:style-name="Heading_20_3" text:outline-level="3"><text:soft-page-break/>Léčení zranění</text:h>
      <text:p text:style-name="Text_20_body">/<text:span text:style-name="T85">*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70332663481385" text:continue-list="list170331382952823" text:style-name="L12">
        <text:list-item>
          <text:list>
            <text:list-item>
              <text:p text:style-name="P232">Síla: Vysílení nebo vyčerpání (bezvědomí).</text:p>
            </text:list-item>
            <text:list-item>
              <text:p text:style-name="P232">Finesa: <text:span text:style-name="T39">Točení hlavy, ztráta koordinace a rovnováhy.</text:span></text:p>
            </text:list-item>
            <text:list-item>
              <text:p text:style-name="P232">Duše: Apatie, ztráta příčetnosti nebo zdivočení (kontrolu převezmou instinkty).</text:p>
            </text:list-item>
          </text:list>
        </text:list-item>
      </text:list>
      <text:h text:style-name="Heading_20_2" text:outline-level="2">Hraní za postavu</text:h>
      <text:p text:style-name="P55"><text:span text:style-name="T72">TODO: </text:span><text:span text:style-name="T50">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73">osobitě</text:span></text:span><text:span text:style-name="T50">,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6">dáš jim tím signál, že jsou použitelné. Výběr z několika možností je navíc vždycky jednodušší než „něco vymyslete“</text:span>).</text:p>
      <text:p text:style-name="P70"/>
      <text:p text:style-name="P60"><text:soft-page-break/></text:p>
      <text:p text:style-name="P105"><draw:frame draw:style-name="fr1" draw:name="Frame1" text:anchor-type="paragraph" svg:width="10.22cm" draw:z-index="0"><draw:text-box fo:min-height="0.041cm"><text:section text:style-name="Sect1" text:name="post_content563123"><text:p text:style-name="P109">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line-break/></text:p>
      <text:p text:style-name="P60"/>
      <text:p text:style-name="P57"/>
      <text:p text:style-name="P57"><text:soft-page-break/>TODO: Úpravy pravidel</text:p>
      <text:list xml:id="list4170965187" text:style-name="L24">
        <text:list-item>
          <text:p text:style-name="P233">Nikdy neměň pravidla sám, vždycky si o tom promluv s hráči.</text:p>
          <text:list>
            <text:list-item>
              <text:p text:style-name="P233">Hráči mají stejné právo podílet se na rozhodování tom, jak bude vaše hra vypadat, jako ty.</text:p>
            </text:list-item>
            <text:list-item>
              <text:p text:style-name="P233">Zajistíš tím, že o změně budou všichni vědět.</text:p>
            </text:list-item>
            <text:list-item>
              <text:p text:style-name="P233">Víc hlav víc ví, takže výsledná změna bude obvykle lepší, než kdybys ji s nikým neprobral.;</text:p>
            </text:list-item>
          </text:list>
        </text:list-item>
      </text:list>
      <text:p text:style-name="P46">TODO: Flagy (co chtějí hráči zažít, získat, atd.) <text:span text:style-name="T31">(To jsem mo</text:span><text:span text:style-name="T4">žná už trochu naznačil</text:span><text:span text:style-name="T31">)</text:span></text:p>
      <text:p text:style-name="P12"><text:span text:style-name="T64">TODO: Znovu zvážit odstavec</text:span> <text:span text:style-name="Strong_20_Emphasis">Vedení hry bez příběhové imunity</text:span></text:p>
      <text:list xml:id="list3012818414" text:style-name="L25">
        <text:list-item>
          <text:p text:style-name="P234"><text:span text:style-name="Strong_20_Emphasis"><text:span text:style-name="T36">(Pieta: </text:span></text:span><text:span text:style-name="Strong_20_Emphasis"><text:span text:style-name="T35">Mezi paranoidní hrou plnou sviní a hrou bez imunity může být docela velkej rozdíl... ...a proto bych řekl, že tam nějaký takový odstavec určitě patří.</text:span></text:span><text:span text:style-name="Strong_20_Emphasis"><text:span text:style-name="T36">)</text:span></text:span></text:p>
        </text:list-item>
      </text:list>
      <text:p text:style-name="P33">TODO:</text:p>
      <text:list xml:id="list3227704078" text:style-name="L26">
        <text:list-item>
          <text:p text:style-name="P235"><text:span text:style-name="T52">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82"><text:line-break/><text:line-break/></text:span><text:soft-page-break/><text:span text:style-name="T52">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82"> </text:span></text:p>
        </text:list-item>
      </text:list>
      <text:p text:style-name="P52">TODO: Jak používat Náhodný hod.</text:p>
      <text:list xml:id="list3247236158" text:style-name="L27">
        <text:list-item>
          <text:p text:style-name="P236">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2296985656" text:style-name="L28">
        <text:list-item>
          <text:p text:style-name="P237">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2644060929" text:style-name="L29">
        <text:list-item>
          <text:p text:style-name="P238">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81">TODO: </text:span>Monster reaction</text:p>
      <text:list xml:id="list2619497940" text:style-name="L30">
        <text:list-item>
          <text:p text:style-name="P240">Primární roli hraje, co jsou protivníci zač a co chtějí. Medvědice bude bránit své mládě, hladový vlk bude útočit.</text:p>
        </text:list-item>
        <text:list-item>
          <text:p text:style-name="P239"><text:soft-page-break/><text:span text:style-name="T83"><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4">vždycky</text:span><text:span text:style-name="T83"> nejdřív mluvit a co bude dál, závisí na průběhu rozhovoru.</text:span></text:p>
        </text:list-item>
        <text:list-item>
          <text:p text:style-name="P240">Není žádnej důvod, proč ve chvíli, kdy postavy chtějí s druhou stranu mluvit, jim do toho házet vidle nepodařeným hodem.</text:p>
        </text:list-item>
      </text:list>
      <text:p text:style-name="P26">Vedení soubojů</text:p>
      <text:list xml:id="list3204556685" text:style-name="L31">
        <text:list-item>
          <text:p text:style-name="P241">TODO: Popisné „dohrávání“ souboje nebo kosení slabých protivníků.</text:p>
        </text:list-item>
      </text:list>
      <text:p text:style-name="P37"><text:span text:style-name="T43">+</text:span>Vedení kampaně</text:p>
      <text:p text:style-name="P37">Příprava</text:p>
      <text:p text:style-name="P37">Impr<text:span text:style-name="T41">o</text:span>v<text:span text:style-name="T41">i</text:span>zace</text:p>
      <text:p text:style-name="P37"/>
      <text:p text:style-name="P48">TODO: Vždycky dej hráčům možnost reagovat <text:span text:style-name="T46">(leda by na ně někdo připravil léčku)</text:span>.</text:p>
      <text:p text:style-name="P49">TODO <text:span text:style-name="T86">(napjatá situace – improvizační technika)</text:span>:</text:p>
      <text:p text:style-name="P49"><text:span text:style-name="T47">Napjatá situace jen něco úderného, třeba: "Na ambasádě je bomba!" Může to navrhnout kterýkoliv hráč. Potom společně vymyslíte, proč tam zrovna jsou postavy a jak se jich to týká.</text:span><text:line-break/><text:line-break/><text:span text:style-name="T47">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7">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7">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7">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7">S tím zjišťováním informací je to podobný. Když postava zajde do knihovny, informaci tam najde. Je to zjevně fun</text:span><text:span text:style-name="T48">k</text:span><text:span text:style-name="T47">ční řešení a já tu informaci chci dostat do hry, takže win-win. Failnutý hod by vedl jen k frustraci jak na straně hráčů (nedaří se nám nic zjistit) tak na mojí (nedaří se mi dostávat informace k hráčům).</text:span><text:line-break/><text:line-break/><text:span text:style-name="T47">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21">Stejně tak psychická kouzla.<text:line-break/>- minimálně pro psychická kouzla to musím někde zmínit. Nejspíš v kapitole Bestiář.</text:span></text:p>
      <text:p text:style-name="P11">TODO: <text:span text:style-name="T102">Explicitně uvádět kategorii nestvůr (jedna nestvůra může mít i víc tagů)</text:span></text:p>
      <text:list xml:id="list1449586893" text:style-name="L32">
        <text:list-item>
          <text:p text:style-name="P242"><text:soft-page-break/>magický tvor</text:p>
        </text:list-item>
        <text:list-item>
          <text:p text:style-name="P242">nemrtvý</text:p>
        </text:list-item>
        <text:list-item>
          <text:p text:style-name="P242">drak</text:p>
        </text:list-item>
        <text:list-item>
          <text:p text:style-name="P243">lykantrop</text:p>
        </text:list-item>
        <text:list-item>
          <text:p text:style-name="P242">atd.</text:p>
        </text:list-item>
      </text:list>
      <text:p text:style-name="P66">TODO: Zmínit pravidlo, že potvory se zbrojí 2 a víc si mohou <text:span text:style-name="T13">na obranu</text:span> házet Fyzičkou.</text:p>
      <text:h text:style-name="Heading_20_2" text:outline-level="2">Poklady</text:h>
      <text:list xml:id="list170332349104983" text:continue-list="list170332728940995" text:style-name="L14">
        <text:list-item>
          <text:list>
            <text:list-item>
              <text:p text:style-name="P193">Magické předměty</text:p>
              <text:list>
                <text:list-item>
                  <text:p text:style-name="P193">Ceny magických předmětů</text:p>
                </text:list-item>
              </text:list>
            </text:list-item>
            <text:list-item>
              <text:p text:style-name="P194">Přidělování cenností (money flow)</text:p>
            </text:list-item>
          </text:list>
        </text:list-item>
      </text:list>
      <text:h text:style-name="Heading_20_2" text:outline-level="2">Ceník</text:h>
      <text:list xml:id="list170331554725229" text:continue-numbering="true" text:style-name="L14">
        <text:list-item>
          <text:list>
            <text:list-item>
              <text:p text:style-name="P195">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28" text:outline-level="2">Charsheety</text:h>
      <text:p text:style-name="P63">TODO: Zlodějovi dát lano</text:p>
      <text:p text:style-name="P63">TODO: Modrý blesk je proti Fyzičce</text:p>
      <text:p text:style-name="P63">TODO: Dát <text:span text:style-name="T93">postavám</text:span> louče nebo pochodně</text:p>
      <text:h text:style-name="P129" text:outline-level="2">Karty</text:h>
      <text:p text:style-name="P64">TODO: Fyzička místo Síly</text:p>
      <text:p text:style-name="P64">TODO: Rychlost: jako člověk, dvojnásobek lidské, polovina lidské atd.</text:p>
      <text:h text:style-name="Heading_20_2" text:outline-level="2">Obecně</text:h>
      <text:list xml:id="list1217939702" text:style-name="L33">
        <text:list-item>
          <text:p text:style-name="P244">TODO na všechny svitky s kouzly napsat, pro jakou jsou classu (Kouzelnické kouzlo, Hraničářské kouzlo...)</text:p>
        </text:list-item>
      </text:list>
      <text:list xml:id="list2442925456" text:style-name="L34">
        <text:list-item>
          <text:p text:style-name="P245">TODO: V hlavičce dungeonu zmínit, pro jaké úrovně je určený (začátečnické, pokročilé, mistrovské).</text:p>
        </text:list-item>
      </text:list>
      <text:list xml:id="list3215245955" text:style-name="L35">
        <text:list-item>
          <text:p text:style-name="P246">TODO: Dát na začátek dungeonů přehled, kolik se tam dá získat kouzelných předmětů (a jakých) a kolik se tam dá celkem vydělat.</text:p>
        </text:list-item>
        <text:list-item>
          <text:p text:style-name="P247">TODO: Všechny pasti a tajné věci by měly být telegrafované (průvan, mech, obraz na stěně atd.)</text:p>
        </text:list-item>
        <text:list-item>
          <text:p text:style-name="P248"><text:soft-page-break/>TODO: Na svitky napsat, kdo se z nich kouzlo může naučit.</text:p>
        </text:list-item>
        <text:list-item>
          <text:p text:style-name="P249">TODO: Rozhodnout, jestli u potvor nechat „Kondice“, nebo to změnit na „Životy“, případně „Velikost.</text:p>
          <text:list>
            <text:list-item>
              <text:p text:style-name="P249">Asi <text:span text:style-name="T92">spíš</text:span> životy, to je hlavní informace.</text:p>
            </text:list-item>
            <text:list-item>
              <text:p text:style-name="P250">Nejspíš ve formátu: „7 žt“, ať to zabírá míň místa.</text:p>
            </text:list-item>
          </text:list>
        </text:list-item>
        <text:list-item>
          <text:p text:style-name="P251">TODO: Změnit Sílu na Fyzičku</text:p>
          <text:list>
            <text:list-item>
              <text:p text:style-name="P252">Možná pak zlobr nebude mít tolik a bude mít místo toho fakt brutální zranění?</text:p>
            </text:list-item>
          </text:list>
        </text:list-item>
      </text:list>
      <text:h text:style-name="Heading_20_2" text:outline-level="2">Pevnost</text:h>
      <text:list xml:id="list170331874797799" text:continue-list="list2442925456" text:style-name="L34">
        <text:list-item>
          <text:p text:style-name="P245">TODO: <text:span text:style-name="T66">t</text:span>ext, podle nějž postavy najdou pevnost.</text:p>
        </text:list-item>
        <text:list-item>
          <text:p text:style-name="P253">T<text:span text:style-name="T69">ODO</text:span> ohnivé šipky v pevnosti nemohou být ohnivé, protože magické pasti vypadají jinak.</text:p>
          <text:list>
            <text:list-item>
              <text:p text:style-name="P254">Nebo ve stěně musejí být magické runy.</text:p>
            </text:list-item>
          </text:list>
        </text:list-item>
      </text:list>
      <text:h text:style-name="Heading_20_2" text:outline-level="2">Důl</text:h>
      <text:list xml:id="list170331835898835" text:continue-numbering="true" text:style-name="L34">
        <text:list-item>
          <text:p text:style-name="P255">TODO: Runová stráž by měla asi dělat i něco jinýho než poplach, protože jen vyzní do ztracena (asi paralýzu, to dává smysl).</text:p>
          <text:list>
            <text:list-item>
              <text:p text:style-name="P256"><text:span text:style-name="T69">A </text:span>měla <text:span text:style-name="T69">by</text:span> mít nějaký password.</text:p>
              <text:list>
                <text:list-item>
                  <text:p text:style-name="P256">+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71">nesmí existovat</text:span><text:bookmark-end text:name="__RefHeading___Toc23890_4068460501"/></text:h>
      <text:p text:style-name="P10">Svitky nebo předměty s <text:span text:style-name="T13">hyperprostorem</text:span>. <text:span text:style-name="T13">Hyperprostor</text:span> na někoho jiného.</text:p>
      <text:list xml:id="list1044237277" text:style-name="L36">
        <text:list-item>
          <text:p text:style-name="P257">Celá skupina by se pak například dostala za mříž.</text:p>
        </text:list-item>
        <text:list-item>
          <text:p text:style-name="P257">(Může ale existovat předmět teleportující na pevně dané místo.)</text:p>
        </text:list-item>
      </text:list>
      <text:p text:style-name="P97">Kouzlo portál</text:p>
      <text:list xml:id="list1681752921" text:style-name="L37">
        <text:list-item>
          <text:p text:style-name="P260">Portály mohou být jen velké, kamenné a nepřenosné, jinak se kouzelník proplíží do hradu, vykouzlí portál a projde jím invazní armáda.</text:p>
        </text:list-item>
      </text:list>
      <text:p text:style-name="P10">Lektvar neviditelnosti.</text:p>
      <text:list xml:id="list1224427419" text:style-name="L38">
        <text:list-item>
          <text:p text:style-name="P258">Celá družina by pořád byla neviditelná.</text:p>
        </text:list-item>
        <text:list-item>
          <text:p text:style-name="P261">Tak jinak – smí existovat, ale jen jako rare lektvar (bude se vyráb<text:span text:style-name="T124">ě</text:span>t přímo z nějakého neviditelného tvora, nebude existovat recept.</text:p>
        </text:list-item>
      </text:list>
      <text:p text:style-name="P10">Svitek s léčivým kouzlem?</text:p>
      <text:list xml:id="list329066656" text:style-name="L39">
        <text:list-item>
          <text:p text:style-name="P259">Tohle je otázka. <text:span text:style-name="T7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62">Možná by léčivé kouzlo ze svitku mělo bejt slabší.</text:p>
          <text:list>
            <text:list-item>
              <text:p text:style-name="P263"><text:soft-page-break/>Jak to ale udělat? Menší kostka než k6 jsou leda nějaký kz...</text:p>
            </text:list-item>
          </text:list>
        </text:list-item>
        <text:list-item>
          <text:p text:style-name="P264">IMPORTANT: Léčení ze svitku jde seslat i v boji (protože svitky se dají připravit). Tzn. bylo by to lepší než hraničářské léčení (knězi plánu dát heal v boji – <text:span text:style-name="T89">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103928631" text:style-name="L40">
        <text:list-item>
          <text:p text:style-name="P155">Dokonce by to mohlo být tak, že za jeden úspěch ho jen nasaje a za dva ho dokáže rovnou vrátit (odrazit).</text:p>
        </text:list-item>
        <text:list-item>
          <text:p text:style-name="P265"><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4016858958" text:style-name="L41">
        <text:list-item>
          <text:p text:style-name="P156">Jde používat i cizí hůl, ale čaroděj si ji musí připoutat (asi jako jakýkoliv magický předmět).</text:p>
          <text:p text:style-name="P156">(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8">ale démon do něj není „zakletý“.</text:span></text:p>
      <text:list xml:id="list1293897301" text:style-name="L42">
        <text:list-item>
          <text:p text:style-name="P157">Theurg se vypraví do sfér a uzavře obchod s démonem-kovářem.</text:p>
        </text:list-item>
      </text:list>
      <text:h text:style-name="Heading_20_1" text:outline-level="1">Z Dakara_RPG_0.6.206.doc</text:h>
      <text:h text:style-name="P125"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18"><text:span text:style-name="T118">-</text:span><text:span text:style-name="T59">        </text:span><text:span text:style-name="T119">průzkum starých ruin, tajemného místa či nějakého podzemí</text:span></text:p>
      <text:p text:style-name="P118"><text:span text:style-name="T118">-</text:span><text:span text:style-name="T59">        </text:span><text:span text:style-name="T119">nájemná práce: někdo si postavy najme na osobní ochranu, ochranu karavany, na získání nějakého předmětu, na likvidaci nějaké osoby či skupiny osob, atp.</text:span></text:p>
      <text:p text:style-name="P118"><text:span text:style-name="T118">-</text:span><text:span text:style-name="T59">        </text:span><text:span text:style-name="T119">výprava za pokladem, nebo za informací, kde by se poklad mohl nacházet</text:span></text:p>
      <text:p text:style-name="P118"><text:soft-page-break/><text:span text:style-name="T118">-</text:span><text:span text:style-name="T59">        </text:span><text:span text:style-name="T119">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18"><text:span text:style-name="T118">-</text:span><text:span text:style-name="T59">        </text:span><text:span text:style-name="T119">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130"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17"><text:span text:style-name="T118">-</text:span><text:span text:style-name="T59">        </text:span><text:span text:style-name="T119">pokročilí</text:span></text:p>
      <text:p text:style-name="P117"><text:span text:style-name="T118">-</text:span><text:span text:style-name="T59">        </text:span><text:span text:style-name="T120">profesionálové</text:span></text:p>
      <text:p text:style-name="P117"><text:span text:style-name="T118">-</text:span><text:span text:style-name="T59">        </text:span><text:span text:style-name="T119">veteráni</text:span></text:p>
      <text:p text:style-name="P117"><text:span text:style-name="T118">-</text:span><text:span text:style-name="T59">        </text:span><text:span text:style-name="T119">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130" text:outline-level="2">Motivace pro účast v příběhu</text:h>
      <text:p text:style-name="Text_20_body"><text:span text:style-name="T119">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9">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18"><text:soft-page-break/><text:span text:style-name="T117">-</text:span><text:span text:style-name="T58">       </text:span><text:span text:style-name="T119">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18"><text:span text:style-name="T117">-</text:span><text:span text:style-name="T58">       </text:span><text:span text:style-name="T119">Získání pokladu, finanční odměna, atp. Pozor na to, že některým postavám na penězích moc nezáleží. Pro ně ale může být lákavé něco jiného, například magické předměty, nebo třeba dávno ztracené knihy.</text:span></text:p>
      <text:p text:style-name="P118"><text:span text:style-name="T117">-</text:span><text:span text:style-name="T58">       </text:span><text:span text:style-name="T119">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18"><text:span text:style-name="T117">-</text:span><text:span text:style-name="T58">       </text:span><text:span text:style-name="T119">Pátrání po informacích. Postava chce rozřešit nějakou záhadu, zjistit, kdo něco konkrétního udělal a proč, a podobně.</text:span></text:p>
      <text:p text:style-name="P118"><text:span text:style-name="T117">-</text:span><text:span text:style-name="T58">       </text:span><text:span text:style-name="T119">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130"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130"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135" text:outline-level="3">Společný dlouhodobý cíl</text:h>
      <text:p text:style-name="P82">Nejjednodušší je, když má kampaň nějaký dlouhodobý cíl, který je zároveň cílem pro všechny zúčastněné postavy. Může to být například:</text:p>
      <text:p text:style-name="P118"><text:span text:style-name="T118">-</text:span><text:span text:style-name="T59">        </text:span><text:span text:style-name="T119">Společný cíl daleké cesty.</text:span></text:p>
      <text:p text:style-name="P118"><text:span text:style-name="T118">-</text:span><text:span text:style-name="T59">        </text:span><text:span text:style-name="T119">Spolupráce na získání nějakého opravdu vzácného magického předmětu.</text:span></text:p>
      <text:p text:style-name="P118"><text:span text:style-name="T117">-</text:span><text:span text:style-name="T58">       </text:span><text:span text:style-name="T119">Boj za udržení nějakého území (nejlépe takového, k němuž mají všechny postavy vztah).</text:span></text:p>
      <text:p text:style-name="P118"><text:span text:style-name="T117">-</text:span><text:span text:style-name="T58">       </text:span><text:span text:style-name="T119">Vojenská kampaň (postavy jsou v něčích službách).</text:span></text:p>
      <text:p text:style-name="P118"><text:span text:style-name="T118">-</text:span><text:span text:style-name="T59">        </text:span><text:span text:style-name="T119">Postavy slouží společnému pánu, případně společně pracují pro nějakou organizaci.</text:span></text:p>
      <text:p text:style-name="P118"><text:span text:style-name="T118">-</text:span><text:span text:style-name="T59">        </text:span><text:span text:style-name="T119">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135"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18"><text:span text:style-name="T118">-</text:span><text:span text:style-name="T59">        </text:span><text:span text:style-name="T119">žoldácká kumpanie</text:span></text:p>
      <text:p text:style-name="P118"><text:span text:style-name="T118">-</text:span><text:span text:style-name="T59">        </text:span><text:span text:style-name="T119">skupina hledačů pokladů</text:span></text:p>
      <text:p text:style-name="P118"><text:span text:style-name="T118">-</text:span><text:span text:style-name="T59">        </text:span><text:span text:style-name="T119">družina ve službách nějakého velmože</text:span></text:p>
      <text:p text:style-name="P118"><text:span text:style-name="T118">-</text:span><text:span text:style-name="T59">        </text:span><text:span text:style-name="T119">vojenská jednotka</text:span></text:p>
      <text:p text:style-name="P118"><text:span text:style-name="T118">-</text:span><text:span text:style-name="T59">        </text:span><text:span text:style-name="T119">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130"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130"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18"><text:span text:style-name="T118">-</text:span><text:span text:style-name="T59">        </text:span><text:span text:style-name="T119">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18"><text:span text:style-name="T118">-</text:span><text:span text:style-name="T59">        </text:span><text:span text:style-name="T119">Může to vést k neshodám o tom, zda byla smrt spravedlivá (pokud si nejste jisti, že to všichni dokážete snadno přijmout a smířit se s tím, raději se do toho nepouštějte, následné hádky za to určitě nestojí).</text:span></text:p>
      <text:p text:style-name="P117"><text:soft-page-break/><text:span text:style-name="T118">-</text:span><text:span text:style-name="T59">        </text:span><text:span text:style-name="T119">Může to také vést k tomu, že daný hráč velkou část příběhu nebude moci hrát (stále ale bude moci sledovat hru ostatních hráčů, případně mu může Vypravěč svěřovat role nehráčských postav).</text:span></text:p>
      <text:p text:style-name="P86"> </text:p>
      <text:h text:style-name="P135" text:outline-level="3">Příběhová imunita</text:h>
      <text:p text:style-name="P85">Pokud se chcete problémů spojených se smrtí hráčských postav vyvarovat, řekněte si předem, že postavy budou mít <text:span text:style-name="T32">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135"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130"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135"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18"><text:span text:style-name="T118">-</text:span><text:span text:style-name="T59">        </text:span><text:span text:style-name="T119">Je ochotna se na své parťáky spolehnout.</text:span></text:p>
      <text:p text:style-name="P118"><text:span text:style-name="T118">-</text:span><text:span text:style-name="T59">        </text:span><text:span text:style-name="T119">Nenechá parťáka ve štychu (leda by k tomu měla opravdu dobrý důvod).</text:span></text:p>
      <text:p text:style-name="P118"><text:span text:style-name="T118">-</text:span><text:span text:style-name="T59">        </text:span><text:span text:style-name="T119">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17"><text:soft-page-break/><text:span text:style-name="T118">-</text:span><text:span text:style-name="T59">        </text:span><text:span text:style-name="T119">Postava by nikdy neměla nikoho z týmu podrazit (leda by to bylo domluvené s Vypravěčem, šlo o krátkodobou postavu a konflikt v rámci týmu by byl hlavní zápletku příběhu).</text:span></text:p>
      <text:p text:style-name="P117"><text:span text:style-name="T118">-</text:span><text:span text:style-name="T59">        </text:span><text:span text:style-name="T119">Postava by nikdy neměla na nikoho z týmu donášet informace.</text:span></text:p>
      <text:p text:style-name="P117"><text:span text:style-name="T118">-</text:span><text:span text:style-name="T59">        </text:span><text:span text:style-name="T119">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135"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123" text:outline-level="1">Individuální část přípravy hry</text:h>
      <text:p text:style-name="P86"> </text:p>
      <text:h text:style-name="P130"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138"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138"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140"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140" text:outline-level="5">Vliv nehráčských postav</text:h>
      <text:p text:style-name="P82">Při hře občas používáme souhrnnou charakteristiku možností a schopností nehráčské postavy nazývanou <text:span text:style-name="T32">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138"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138"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138"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138"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140" text:outline-level="5">Využití příběhových námětů v historii postav</text:h>
      <text:p text:style-name="P82">Hráči mají při tvorbě postav možnost vytvořit v rámci minulosti svých postav takzvané <text:span text:style-name="T32">Příběhové náměty</text:span> (více se o tom dozvíš v kapitole <text:span text:style-name="T32">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140" text:outline-level="5">Využití známostí či kontaktů postav</text:h>
      <text:p text:style-name="P82">Hráči si mohou v rámci Tvorby postavy vymyslet osoby, se kterými jejich postava bude znát (viz odstavec <text:span text:style-name="T32">Známosti</text:span> v kapitole <text:span text:style-name="T32">Tvorba postavy</text:span>), případně v rámci dovednosti Sítě (viz kapitola <text:span text:style-name="T32">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140" text:outline-level="5">Využití cílů postav</text:h>
      <text:p text:style-name="P83">TODO</text:p>
      <text:p text:style-name="P83">/* Tohle zatím nechám být */</text:p>
      <text:p text:style-name="P86"> </text:p>
      <text:h text:style-name="P138"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138"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139" text:outline-level="5">Somatická magie</text:h>
      <text:p text:style-name="Text_20_body"><text:span text:style-name="T12">Specializace:</text:span> <text:span text:style-name="T32">Konkrétní schopnost, Magické zdroje</text:span> (tedy +1 bod harmonie)</text:p>
      <text:p text:style-name="Text_20_body"> </text:p>
      <text:h text:style-name="P139" text:outline-level="5">Theurgie</text:h>
      <text:p text:style-name="Text_20_body"><text:span text:style-name="T12">Specializace:</text:span> <text:span text:style-name="T32">Konkrétní základní kouzlo, Magické zdroje</text:span> (tedy +1 bod quintessence)</text:p>
      <text:p text:style-name="Text_20_body"> </text:p>
      <text:h text:style-name="P139" text:outline-level="5">Thaumaturgie</text:h>
      <text:p text:style-name="Text_20_body"><text:span text:style-name="T12">Specializace:</text:span> <text:span text:style-name="T32">Konkrétní modlitba či rituál, Magické zdroje</text:span> (tedy +1 bod přízně)</text:p>
      <text:p text:style-name="Text_20_body"> </text:p>
      <text:h text:style-name="P139" text:outline-level="5">Přírodní magie</text:h>
      <text:p text:style-name="Text_20_body"><text:span text:style-name="T12">Specializace:</text:span> <text:span text:style-name="T32">Konkrétní základní kouzlo, Magické zdroje</text:span> (tedy +1 bod přírodní energie)</text:p>
      <text:p text:style-name="Text_20_body"> </text:p>
      <text:h text:style-name="P139" text:outline-level="5">Telepatie</text:h>
      <text:p text:style-name="Text_20_body"><text:span text:style-name="T12">Specializace:</text:span> <text:span text:style-name="T32">Konkrétní základní kouzlo, Magické zdroje</text:span> (tedy +1 bod vůle)</text:p>
      <text:p text:style-name="Text_20_body"><text:soft-page-break/> </text:p>
      <text:h text:style-name="P139" text:outline-level="5">Alchymie</text:h>
      <text:p text:style-name="Text_20_body"><text:span text:style-name="T12">Specializace:</text:span> <text:span text:style-name="T32">Konkrétní receptura, Magické zdroje</text:span> (tedy +1 bod transmutace)</text:p>
      <text:p text:style-name="Text_20_body"> </text:p>
      <text:h text:style-name="P139" text:outline-level="5">Jednání</text:h>
      <text:p text:style-name="Text_20_body"><text:span text:style-name="T32">Specializace:</text:span> <text:span text:style-name="T32">Etiketa</text:span> (jedno konkrétní prostředí) (3), <text:span text:style-name="T32">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2">Stavovská etiketa, Vojenská etiketa, Žoldácká etiketa, Kupecká etiketa</text:span> (prostředí kupeckých karavan), <text:span text:style-name="T32">Vesnická etiketa, Druidská etiketa, Církevní etiketa, Akademická etiketa, Námořnická etiketa, Zálesácká etiketa, Měšťanská etiketa, Pouliční etiketa, Stavovská etiketa.</text:span></text:p>
      <text:p text:style-name="Text_20_body"> </text:p>
      <text:h text:style-name="P139" text:outline-level="5">Sítě</text:h>
      <text:p text:style-name="Text_20_body">Strop: Jednání + 1</text:p>
      <text:p text:style-name="Text_20_body"><text:span text:style-name="T12">Specializace:</text:span> <text:span text:style-name="T32">Černý trh, Obchodní výzvědná síť, Výkonná síť, Síť kontaktů v konkrétním oboru</text:span> (zbrojířství, alchymie, runové očarování), <text:span text:style-name="T32">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139" text:outline-level="5"><text:soft-page-break/>Zálesácké učení</text:h>
      <text:p text:style-name="Text_20_body"><text:span text:style-name="T12">Specializace:</text:span> <text:span text:style-name="T32">Honba, Lov, Stopování, Zametání stop, Plížení, Líčení pastí na zvěř, Znalost divočiny, Krocení a cvičení zvířat, Rybaření (4), Bylinkářství (4), Vnímání</text:span></text:p>
      <text:p text:style-name="Text_20_body"> </text:p>
      <text:h text:style-name="P139" text:outline-level="5">Léčitelství</text:h>
      <text:p text:style-name="Text_20_body"><text:span text:style-name="T12">Specializace:</text:span> <text:span text:style-name="T32">Léčení, První pomoc, Pitva, Výroba léčiv a protijedů, Bylinkářství (4), Znalost jedů (4), Porodní asistence, Anatomie</text:span></text:p>
      <text:p text:style-name="Text_20_body"> </text:p>
      <text:h text:style-name="P139" text:outline-level="5">Učenost</text:h>
      <text:p text:style-name="Text_20_body"><text:span text:style-name="T12">Specializace:</text:span> <text:span text:style-name="T32">Anatomie, Architektura, Astrologie, Čtení a psaní, Filosofie a teorie magie, Geografie, Heraldika, Historie, Matematika, Navigace, Teologie, Právo, Logické hry</text:span> (například šachy)<text:span text:style-name="T12">,</text:span> <text:span text:style-name="T32">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139" text:outline-level="5"><text:soft-page-break/>Zlodějské praktiky</text:h>
      <text:p text:style-name="Text_20_body"><text:span text:style-name="T12">Specializace:</text:span> <text:span text:style-name="T32">Líčení a zneškodňování pastí, Otevírání zámků, Šifry (6), Odezírání ze rtů, Padělatelství (6),</text:span> <text:span text:style-name="T32">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139" text:outline-level="5">Fyzická zdatnost</text:h>
      <text:p text:style-name="Text_20_body"><text:span text:style-name="T12">Specializace:</text:span> <text:span text:style-name="T32">Síla, Stamina, Běh, Skok, Pochod, Šplh</text:span></text:p>
      <text:p text:style-name="Text_20_body"> </text:p>
      <text:h text:style-name="P139" text:outline-level="5">Boj zblízka</text:h>
      <text:p text:style-name="Text_20_body">Strop: Fyzická zdatnost + 1</text:p>
      <text:p text:style-name="Text_20_body"><text:span text:style-name="T12">Specializace:</text:span> <text:span text:style-name="T32">Biče, Boj beze zbraně, Zápas, Nože a dýky, Šavle a meče</text:span> (včetně tesáku), <text:span text:style-name="T32">Pádné zbraně</text:span> (včetně obušku), <text:span text:style-name="T32">Řemdihy, Meč a štít, Bodná zbraň a štít, Pádná zbraň a štít, Řemdih a štít, Tyčové zbraně, Cepy, Uhýbání, Boj se dvěma zbraněmi, Boj z jezdeckého zvířete</text:span> (strop: Jezdectví + 2), <text:span text:style-name="T32">Škrtící šňůra</text:span></text:p>
      <text:p text:style-name="Text_20_body"> </text:p>
      <text:h text:style-name="P139" text:outline-level="5">Střelba</text:h>
      <text:p text:style-name="Text_20_body"><text:span text:style-name="T12">Specializace:</text:span> <text:span text:style-name="T32">Foukačka, Prak, Tyčový prak, Kuše, Minikuše, Luky, Střelba z jezdeckého zvířete</text:span> (Strop: Jezdectví + 2)</text:p>
      <text:p text:style-name="Text_20_body"> </text:p>
      <text:h text:style-name="P139" text:outline-level="5"><text:soft-page-break/>Vrhací zbraně</text:h>
      <text:p text:style-name="Text_20_body"><text:span text:style-name="T12">Specializace:</text:span> <text:span text:style-name="T32">Vrhací dýky, Vrhací hvězdice, Vrhací šipky, Kameny a granáty, Vrhací disk, Vrhací sekery, Oštěpy, Vrh z jezdeckého zvířete</text:span> (Strop: Jezdectví + 2)</text:p>
      <text:p text:style-name="Text_20_body"> </text:p>
      <text:h text:style-name="P141" text:outline-level="6">Samostatné magické dovednosti</text:h>
      <text:p text:style-name="Text_20_body"><text:span text:style-name="T32">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141" text:outline-level="6">Samostatné umělecké dovednosti</text:h>
      <text:p text:style-name="Text_20_body"><text:span text:style-name="T32">Hra na hudební nástroj</text:span> (Flétny a píšťaly (příčná flétna, zobcová flétna, fujara, šalmaj), Dudy, Loutny, Harfy, Bicí nástroje (bubny, bubínky, rolničky), Rohy a trouby), <text:span text:style-name="T32">Malba, Herectví, Umělecký přednes, Imitace hlasu</text:span> (Odolávání: Imitace hlasu nebo jiná dovednost pracující s hlasem (např. Herectví)), <text:span text:style-name="T32">Skládání hudby, Sochařství, Tanec, Zpěv</text:span></text:p>
      <text:p text:style-name="Text_20_body"> </text:p>
      <text:h text:style-name="P141" text:outline-level="6"><text:soft-page-break/>Samostatné fyzické dovednosti</text:h>
      <text:p text:style-name="Text_20_body"><text:span text:style-name="T32">Akrobacie</text:span> (Strop: Fyzická zdatnost + 2), <text:span text:style-name="T32">Žonglování, Plavání</text:span> (Strop: Fyzická zdatnost + 2), <text:span text:style-name="T32">Horolezectví</text:span> (Strop: Fyzická zdatnost + 2), <text:span text:style-name="T32">Znalost exotické divočiny, Znalost podzemí, Jezdectví</text:span> (Strop: Vozatajství + 3), <text:span text:style-name="T32">Vozatajství</text:span> (Strop: Jezdectví + 3), <text:span text:style-name="T32">Ovládání malých lodí</text:span></text:p>
      <text:p text:style-name="Text_20_body"> </text:p>
      <text:h text:style-name="P141" text:outline-level="6">Samostatné sociální dovednosti</text:h>
      <text:p text:style-name="Text_20_body"><text:span text:style-name="T32">Sexuální praktiky a svádění</text:span> (Strop: Jednání + 2), <text:span text:style-name="T32">Společenská či hazardní hra, Mučení</text:span> (Odolávání: Psychická odolnost), <text:span text:style-name="T32">Herectví</text:span> (Strop: Jednání + 2, Odolávání: Herectví), <text:span text:style-name="T32">Převleky a líčení</text:span> (Odolávání: Ostražitost nebo Převleky a líčení), <text:span text:style-name="T32">Obchod</text:span> (Požadavky: Matematika 1), <text:span text:style-name="T32">Odhad ceny, Znalost města, Znalost tajných gest</text:span></text:p>
      <text:p text:style-name="Text_20_body"> </text:p>
      <text:h text:style-name="P141" text:outline-level="6">Samostatné akademické dovednosti</text:h>
      <text:p text:style-name="P89">Historie Starších říší, Málo známý jazyk, Málo známé písmo</text:p>
      <text:p text:style-name="Text_20_body"> </text:p>
      <text:h text:style-name="P141" text:outline-level="6">Řemesla</text:h>
      <text:p text:style-name="Text_20_body"><text:span text:style-name="T32">Dřevařství, Hornictví, Hrnčířství, Iluminace, Kamenictví, Kaligrafie, Kartografie, Klenotnictví, Konstrukce obléhacích zbraní, Kožedělnictví, Kovářství, Krejčířství, Lazebnictví, Loďařství, Námořnictví,  Řeznictví,</text:span> <text:span text:style-name="T32">Stavitelství</text:span> (Strop: Architektura + 3), <text:span text:style-name="T32">Tesařina, Vaření, Výroba pastí, Zámečnictví, Zbrojířství, Zednictví, Zlatnictví</text:span></text:p>
      <text:p text:style-name="Text_20_body"><text:soft-page-break/> </text:p>
      <text:h text:style-name="P141"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Tahoma" svg:font-family="Tahoma"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13T17:03:30.305000000</dc:date>
    <meta:print-date>2113-01-01T00:00:00</meta:print-date>
    <meta:editing-cycles>20559</meta:editing-cycles>
    <meta:editing-duration>P60DT11H49M50S</meta:editing-duration>
    <meta:generator>LibreOffice/6.3.2.2$Windows_X86_64 LibreOffice_project/98b30e735bda24bc04ab42594c85f7fd8be07b9c</meta:generator>
    <dc:creator>York </dc:creator>
    <meta:document-statistic meta:table-count="1" meta:image-count="6" meta:object-count="0" meta:page-count="77" meta:paragraph-count="765" meta:word-count="12787" meta:character-count="81247" meta:non-whitespace-character-count="68339"/>
  </office:meta>
</office:document-meta>
</file>